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color="#3c78d8" style:font-name="Arial" fo:font-size="11pt" fo:language="de" fo:country="CH" style:font-name-asian="Times New Roman1" style:font-size-asian="11pt" style:language-asian="de" style:country-asian="DE" style:font-name-complex="Arial1" style:font-size-complex="11pt"/>
    </style:style>
    <style:style style:name="P2" style:family="paragraph" style:parent-style-name="Standard">
      <style:text-properties fo:color="#1155cc" style:font-name="Arial" fo:font-size="11pt" fo:language="de" fo:country="CH" style:font-name-asian="Times New Roman1" style:font-size-asian="11pt" style:language-asian="de" style:country-asian="DE" style:font-name-complex="Arial1" style:font-size-complex="11pt"/>
    </style:style>
    <style:style style:name="P3" style:family="paragraph" style:parent-style-name="Standard">
      <style:text-properties fo:color="#1155cc" style:font-name="Arial" fo:font-size="11pt" style:font-name-asian="Times New Roman1" style:font-size-asian="11pt" style:language-asian="de" style:country-asian="DE" style:font-name-complex="Arial1" style:font-size-complex="11pt"/>
    </style:style>
    <style:style style:name="P4" style:family="paragraph" style:parent-style-name="Standard">
      <style:text-properties style:font-name="Times New Roman" style:font-name-asian="Times New Roman1" style:language-asian="de" style:country-asian="DE" style:font-name-complex="Times New Roman1"/>
    </style:style>
    <style:style style:name="P5" style:family="paragraph" style:parent-style-name="Standard">
      <style:text-properties style:font-name="Times New Roman" officeooo:paragraph-rsid="0026a9e8" style:font-name-asian="Times New Roman1" style:language-asian="de" style:country-asian="DE" style:font-name-complex="Times New Roman1"/>
    </style:style>
    <style:style style:name="P6" style:family="paragraph" style:parent-style-name="Standard">
      <style:text-properties style:font-name="Times New Roman" officeooo:rsid="0026a9e8" officeooo:paragraph-rsid="0026a9e8" style:font-name-asian="Times New Roman1" style:language-asian="de" style:country-asian="DE" style:font-name-complex="Times New Roman1"/>
    </style:style>
    <style:style style:name="P7" style:family="paragraph" style:parent-style-name="Standard">
      <style:paragraph-properties fo:margin-top="0cm" fo:margin-bottom="0.423cm" loext:contextual-spacing="false"/>
      <style:text-properties style:font-name="Times New Roman" style:font-name-asian="Times New Roman1" style:language-asian="de" style:country-asian="DE" style:font-name-complex="Times New Roman1"/>
    </style:style>
    <style:style style:name="P8" style:family="paragraph" style:parent-style-name="Standard">
      <style:text-properties fo:color="#3c78d8" style:font-name="Arial" fo:font-size="11pt" fo:language="de" fo:country="CH" style:font-name-asian="Times New Roman1" style:font-size-asian="11pt" style:language-asian="de" style:country-asian="DE" style:font-name-complex="Arial1" style:font-size-complex="11pt"/>
    </style:style>
    <style:style style:name="P9" style:family="paragraph" style:parent-style-name="Standard">
      <style:text-properties fo:color="#1155cc" style:font-name="Arial" fo:font-size="11pt" fo:language="de" fo:country="CH" style:font-name-asian="Times New Roman1" style:font-size-asian="11pt" style:language-asian="de" style:country-asian="DE" style:font-name-complex="Arial1" style:font-size-complex="11pt"/>
    </style:style>
    <style:style style:name="P10" style:family="paragraph" style:parent-style-name="Standard">
      <style:text-properties fo:color="#1155cc" style:font-name="Arial" fo:font-size="11pt" style:font-name-asian="Times New Roman1" style:font-size-asian="11pt" style:language-asian="de" style:country-asian="DE" style:font-name-complex="Arial1" style:font-size-complex="11pt"/>
    </style:style>
    <style:style style:name="P11" style:family="paragraph" style:parent-style-name="Standard">
      <style:text-properties fo:color="#000000" style:font-name="Arial" fo:font-size="11pt" style:font-name-asian="Times New Roman1" style:font-size-asian="11pt" style:language-asian="de" style:country-asian="DE" style:font-name-complex="Arial1" style:font-size-complex="11pt"/>
    </style:style>
    <style:style style:name="P12" style:family="paragraph" style:parent-style-name="Standard" style:list-style-name="WWNum1">
      <style:paragraph-properties style:vertical-align="baseline"/>
      <style:text-properties fo:color="#000000" style:font-name="Arial" fo:font-size="11pt" style:font-name-asian="Times New Roman1" style:font-size-asian="11pt" style:language-asian="de" style:country-asian="DE" style:font-name-complex="Arial1" style:font-size-complex="11pt"/>
    </style:style>
    <style:style style:name="P13" style:family="paragraph" style:parent-style-name="Standard" style:list-style-name="WWNum2">
      <style:paragraph-properties style:vertical-align="baseline"/>
      <style:text-properties fo:color="#000000" style:font-name="Arial" fo:font-size="11pt" style:font-name-asian="Times New Roman1" style:font-size-asian="11pt" style:language-asian="de" style:country-asian="DE" style:font-name-complex="Arial1" style:font-size-complex="11pt"/>
    </style:style>
    <style:style style:name="P14" style:family="paragraph" style:parent-style-name="Standard" style:list-style-name="WWNum3">
      <style:paragraph-properties style:vertical-align="baseline"/>
      <style:text-properties fo:color="#000000" style:font-name="Arial" fo:font-size="11pt" style:font-name-asian="Times New Roman1" style:font-size-asian="11pt" style:language-asian="de" style:country-asian="DE" style:font-name-complex="Arial1" style:font-size-complex="11pt"/>
    </style:style>
    <style:style style:name="P15" style:family="paragraph" style:parent-style-name="Standard" style:list-style-name="WWNum4">
      <style:paragraph-properties style:vertical-align="baseline"/>
      <style:text-properties fo:color="#000000" style:font-name="Arial" fo:font-size="11pt" style:font-name-asian="Times New Roman1" style:font-size-asian="11pt" style:language-asian="de" style:country-asian="DE" style:font-name-complex="Arial1" style:font-size-complex="11pt"/>
    </style:style>
    <style:style style:name="P16" style:family="paragraph" style:parent-style-name="Standard" style:list-style-name="WWNum10">
      <style:paragraph-properties style:vertical-align="baseline"/>
      <style:text-properties fo:color="#000000" style:font-name="Arial" fo:font-size="11pt" style:font-name-asian="Times New Roman1" style:font-size-asian="11pt" style:language-asian="de" style:country-asian="DE" style:font-name-complex="Arial1" style:font-size-complex="11pt"/>
    </style:style>
    <style:style style:name="P17" style:family="paragraph" style:parent-style-name="Standard">
      <style:text-properties fo:color="#999999" style:font-name="Arial" fo:font-size="11pt" style:font-name-asian="Times New Roman1" style:font-size-asian="11pt" style:language-asian="de" style:country-asian="DE" style:font-name-complex="Arial1" style:font-size-complex="11pt"/>
    </style:style>
    <style:style style:name="P18" style:family="paragraph" style:parent-style-name="Standard" style:list-style-name="">
      <loext:graphic-properties draw:fill="solid" draw:fill-color="#fafafa"/>
      <style:paragraph-properties fo:background-color="#fafafa"/>
    </style:style>
    <style:style style:name="P19" style:family="paragraph" style:parent-style-name="Standard" style:list-style-name="">
      <loext:graphic-properties draw:fill="solid" draw:fill-color="#fafafa"/>
      <style:paragraph-properties fo:background-color="#fafafa"/>
      <style:text-properties fo:color="#454444" style:font-name="Arial" fo:font-size="36pt" fo:font-weight="bold" style:letter-kerning="true" style:font-name-asian="Times New Roman1" style:font-size-asian="36pt" style:language-asian="de" style:country-asian="DE" style:font-weight-asian="bold" style:font-name-complex="Arial1" style:font-size-complex="36pt" style:font-weight-complex="bold"/>
    </style:style>
    <style:style style:name="P20" style:family="paragraph" style:parent-style-name="Standard">
      <style:text-properties fo:color="#454444" style:font-name="Arial" fo:font-size="19pt" fo:font-weight="bold" style:font-name-asian="Times New Roman1" style:font-size-asian="19pt" style:language-asian="de" style:country-asian="DE" style:font-weight-asian="bold" style:font-name-complex="Arial1" style:font-size-complex="19pt" style:font-weight-complex="bold"/>
    </style:style>
    <style:style style:name="P21" style:family="paragraph" style:parent-style-name="Standard" style:list-style-name="">
      <loext:graphic-properties draw:fill="solid" draw:fill-color="#fafafa"/>
      <style:paragraph-properties fo:background-color="#fafafa"/>
      <style:text-properties fo:color="#454444" style:font-name="Arial" fo:font-size="19pt" fo:font-weight="bold" style:font-name-asian="Times New Roman1" style:font-size-asian="19pt" style:language-asian="de" style:country-asian="DE" style:font-weight-asian="bold" style:font-name-complex="Arial1" style:font-size-complex="19pt" style:font-weight-complex="bold"/>
    </style:style>
    <style:style style:name="P22" style:family="paragraph" style:parent-style-name="Standard">
      <style:text-properties fo:color="#0b5394" style:font-name="Arial" fo:font-size="11pt" style:font-name-asian="Times New Roman1" style:font-size-asian="11pt" style:language-asian="de" style:country-asian="DE" style:font-name-complex="Arial1" style:font-size-complex="11pt"/>
    </style:style>
    <style:style style:name="P23" style:family="paragraph" style:parent-style-name="Standard" style:list-style-name="">
      <loext:graphic-properties draw:fill="solid" draw:fill-color="#fafafa"/>
      <style:paragraph-properties fo:background-color="#fafafa"/>
      <style:text-properties style:font-name="Times New Roman" fo:font-size="24pt" fo:font-weight="bold" style:letter-kerning="true" style:font-name-asian="Times New Roman1" style:font-size-asian="24pt" style:language-asian="de" style:country-asian="DE" style:font-weight-asian="bold" style:font-name-complex="Times New Roman1" style:font-size-complex="24pt" style:font-weight-complex="bold"/>
    </style:style>
    <style:style style:name="P24" style:family="paragraph" style:parent-style-name="Standard" style:list-style-name="WWNum4">
      <style:paragraph-properties style:vertical-align="baseline"/>
      <style:text-properties fo:color="#202122" style:font-name="Arial" fo:font-size="10.5pt" fo:background-color="#ffffff" style:font-name-asian="Times New Roman1" style:font-size-asian="10.5pt" style:language-asian="de" style:country-asian="DE" style:font-name-complex="Arial1" style:font-size-complex="10.5pt"/>
    </style:style>
    <style:style style:name="P25" style:family="paragraph" style:parent-style-name="Standard" style:list-style-name="WWNum7">
      <style:paragraph-properties style:vertical-align="baseline"/>
      <style:text-properties fo:color="#4d4d4d" style:font-name="Arial" fo:font-size="11pt" style:font-name-asian="Times New Roman1" style:font-size-asian="11pt" style:language-asian="de" style:country-asian="DE" style:font-name-complex="Arial1" style:font-size-complex="11pt"/>
    </style:style>
    <style:style style:name="P26" style:family="paragraph" style:parent-style-name="Standard" style:list-style-name="WWNum8">
      <style:paragraph-properties style:vertical-align="baseline"/>
      <style:text-properties fo:color="#4d4d4d" style:font-name="Arial" fo:font-size="11pt" style:font-name-asian="Times New Roman1" style:font-size-asian="11pt" style:language-asian="de" style:country-asian="DE" style:font-name-complex="Arial1" style:font-size-complex="11pt"/>
    </style:style>
    <style:style style:name="P27" style:family="paragraph" style:parent-style-name="Standard" style:list-style-name="" style:master-page-name="Standard">
      <loext:graphic-properties draw:fill="solid" draw:fill-color="#fafafa"/>
      <style:paragraph-properties fo:margin-top="0.847cm" fo:margin-bottom="0cm" loext:contextual-spacing="false" style:page-number="auto" fo:background-color="#fafafa"/>
      <style:text-properties fo:color="#454444" style:font-name="Arial" fo:font-size="36pt" fo:font-weight="bold" style:letter-kerning="true" style:font-name-asian="Times New Roman1" style:font-size-asian="36pt" style:language-asian="de" style:country-asian="DE" style:font-weight-asian="bold" style:font-name-complex="Arial1" style:font-size-complex="36pt" style:font-weight-complex="bold"/>
    </style:style>
    <style:style style:name="P28" style:family="paragraph" style:parent-style-name="Standard">
      <style:paragraph-properties fo:margin-top="0cm" fo:margin-bottom="0.423cm" loext:contextual-spacing="false"/>
      <style:text-properties style:font-name="Times New Roman" style:font-name-asian="Times New Roman1" style:language-asian="de" style:country-asian="DE" style:font-name-complex="Times New Roman1"/>
    </style:style>
    <style:style style:name="P29" style:family="paragraph" style:parent-style-name="Standard" style:list-style-name="WWNum5">
      <style:paragraph-properties fo:margin-top="0cm" fo:margin-bottom="0.423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30" style:family="paragraph" style:parent-style-name="Standard" style:list-style-name="WWNum6">
      <style:paragraph-properties fo:margin-top="0cm" fo:margin-bottom="0.423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31" style:family="paragraph" style:parent-style-name="Standard" style:list-style-name="WWNum7">
      <style:paragraph-properties fo:margin-top="0cm" fo:margin-bottom="0.423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32" style:family="paragraph" style:parent-style-name="Standard" style:list-style-name="WWNum8">
      <style:paragraph-properties fo:margin-top="0cm" fo:margin-bottom="0.423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33" style:family="paragraph" style:parent-style-name="Standard" style:list-style-name="WWNum9">
      <style:paragraph-properties fo:margin-top="0cm" fo:margin-bottom="0.423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34" style:family="paragraph" style:parent-style-name="Standard" style:list-style-name="">
      <style:paragraph-properties fo:margin-top="0.564cm" fo:margin-bottom="0.141cm" loext:contextual-spacing="false"/>
      <style:text-properties fo:color="#434343" style:font-name="Arial" fo:font-size="14pt" style:font-name-asian="Times New Roman1" style:font-size-asian="14pt" style:language-asian="de" style:country-asian="DE" style:font-name-complex="Arial1" style:font-size-complex="14pt"/>
    </style:style>
    <style:style style:name="P35" style:family="paragraph" style:parent-style-name="Standard" style:list-style-name="">
      <style:paragraph-properties fo:margin-top="0.494cm" fo:margin-bottom="0.141cm" loext:contextual-spacing="false"/>
      <style:text-properties fo:color="#000000" style:font-name="Arial" style:font-name-asian="Times New Roman1" style:language-asian="de" style:country-asian="DE" style:font-name-complex="Arial1"/>
    </style:style>
    <style:style style:name="P36" style:family="paragraph" style:parent-style-name="Standard" style:list-style-name="">
      <style:paragraph-properties fo:margin-top="0.494cm" fo:margin-bottom="0.141cm" loext:contextual-spacing="false"/>
      <style:text-properties fo:color="#666666" style:font-name="Arial" style:font-name-asian="Times New Roman1" style:language-asian="de" style:country-asian="DE" style:font-name-complex="Arial1"/>
    </style:style>
    <style:style style:name="P37" style:family="paragraph" style:parent-style-name="Standard" style:list-style-name="WWNum5">
      <style:paragraph-properties fo:margin-top="0.423cm" fo:margin-bottom="0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38" style:family="paragraph" style:parent-style-name="Standard" style:list-style-name="WWNum6">
      <style:paragraph-properties fo:margin-top="0.423cm" fo:margin-bottom="0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39" style:family="paragraph" style:parent-style-name="Standard" style:list-style-name="WWNum7">
      <style:paragraph-properties fo:margin-top="0.423cm" fo:margin-bottom="0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40" style:family="paragraph" style:parent-style-name="Standard" style:list-style-name="WWNum8">
      <style:paragraph-properties fo:margin-top="0.423cm" fo:margin-bottom="0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P41" style:family="paragraph" style:parent-style-name="Standard" style:list-style-name="WWNum9">
      <style:paragraph-properties fo:margin-top="0.423cm" fo:margin-bottom="0cm" loext:contextual-spacing="false" style:vertical-align="baseline"/>
      <style:text-properties fo:color="#4d4d4d" style:font-name="Arial" fo:font-size="11pt" style:font-name-asian="Times New Roman1" style:font-size-asian="11pt" style:language-asian="de" style:country-asian="DE" style:font-name-complex="Arial1" style:font-size-complex="11pt"/>
    </style:style>
    <style:style style:name="T1" style:family="text">
      <style:text-properties fo:color="#3c78d8" style:font-name="Arial" fo:font-size="11pt" officeooo:rsid="001ecff4" style:font-name-asian="Times New Roman1" style:font-size-asian="11pt" style:language-asian="de" style:country-asian="DE" style:font-name-complex="Arial1" style:font-size-complex="11pt"/>
    </style:style>
    <style:style style:name="T2" style:family="text">
      <style:text-properties fo:color="#3c78d8" style:font-name="Arial" fo:font-size="11pt" style:font-name-asian="Times New Roman1" style:font-size-asian="11pt" style:language-asian="de" style:country-asian="DE" style:font-name-complex="Arial1" style:font-size-complex="11pt"/>
    </style:style>
    <style:style style:name="T3" style:family="text">
      <style:text-properties fo:color="#000000" style:font-name="Arial" fo:font-size="11pt" style:font-name-asian="Times New Roman1" style:font-size-asian="11pt" style:language-asian="de" style:country-asian="DE" style:font-name-complex="Arial1" style:font-size-complex="11pt"/>
    </style:style>
    <style:style style:name="T4" style:family="text">
      <style:text-properties fo:color="#000000" officeooo:rsid="001f0533"/>
    </style:style>
    <style:style style:name="T5" style:family="text">
      <style:text-properties fo:color="#000000" style:font-name="Arial" fo:font-size="11pt" officeooo:rsid="00243d97" style:font-name-asian="Times New Roman1" style:font-size-asian="11pt" style:language-asian="de" style:country-asian="DE" style:font-name-complex="Arial1" style:font-size-complex="11pt"/>
    </style:style>
    <style:style style:name="T6" style:family="text">
      <style:text-properties fo:color="#000000" style:font-name="Arial" fo:font-size="11pt" officeooo:rsid="00262424" style:font-name-asian="Times New Roman1" style:font-size-asian="11pt" style:language-asian="de" style:country-asian="DE" style:font-name-complex="Arial1" style:font-size-complex="11pt"/>
    </style:style>
    <style:style style:name="T7" style:family="text">
      <style:text-properties fo:color="#000000" style:font-name="Arial" fo:font-size="11pt" officeooo:rsid="00264975" style:font-name-asian="Times New Roman1" style:font-size-asian="11pt" style:language-asian="de" style:country-asian="DE" style:font-name-complex="Arial1" style:font-size-complex="11pt"/>
    </style:style>
    <style:style style:name="T8" style:family="text">
      <style:text-properties fo:color="#222222" style:font-name="Arial" fo:font-size="11pt" fo:background-color="#ffffff" loext:char-shading-value="0" style:font-name-asian="Times New Roman1" style:font-size-asian="11pt" style:language-asian="de" style:country-asian="DE" style:font-name-complex="Arial1" style:font-size-complex="11pt"/>
    </style:style>
    <style:style style:name="T9" style:family="text">
      <style:text-properties fo:color="#000000" style:font-name="Arial" fo:font-size="11pt" fo:background-color="#ffffff" loext:char-shading-value="0" style:font-name-asian="Times New Roman1" style:font-size-asian="11pt" style:language-asian="de" style:country-asian="DE" style:font-name-complex="Arial1" style:font-size-complex="11pt"/>
    </style:style>
    <style:style style:name="T10" style:family="text">
      <style:text-properties fo:color="#3c78d8" style:font-name="Arial" fo:font-size="11pt" style:font-name-asian="Times New Roman1" style:font-size-asian="11pt" style:language-asian="de" style:country-asian="DE" style:font-name-complex="Arial1" style:font-size-complex="11pt"/>
    </style:style>
    <style:style style:name="T11" style:family="text">
      <style:text-properties fo:color="#3c78d8" style:font-name="Arial" fo:font-size="11pt" officeooo:rsid="001ecff4" style:font-name-asian="Times New Roman1" style:font-size-asian="11pt" style:language-asian="de" style:country-asian="DE" style:font-name-complex="Arial1" style:font-size-complex="11pt"/>
    </style:style>
    <style:style style:name="T12" style:family="text">
      <style:text-properties fo:color="#1155cc" style:font-name="Arial" fo:font-size="11pt" style:font-name-asian="Times New Roman1" style:font-size-asian="11pt" style:language-asian="de" style:country-asian="DE" style:font-name-complex="Arial1" style:font-size-complex="11pt"/>
    </style:style>
    <style:style style:name="T13" style:family="text">
      <style:text-properties fo:color="#000000" style:font-name="Arial" fo:font-size="11pt" style:font-name-asian="Times New Roman1" style:font-size-asian="11pt" style:language-asian="de" style:country-asian="DE" style:font-name-complex="Arial1" style:font-size-complex="11pt"/>
    </style:style>
    <style:style style:name="T14" style:family="text">
      <style:text-properties fo:color="#000000" style:font-name="Arial" fo:font-size="11pt" officeooo:rsid="001f0533" style:font-name-asian="Times New Roman1" style:font-size-asian="11pt" style:language-asian="de" style:country-asian="DE" style:font-name-complex="Arial1" style:font-size-complex="11pt"/>
    </style:style>
    <style:style style:name="T15" style:family="text">
      <style:text-properties fo:color="#000000" style:font-name="Arial" fo:font-size="11pt" officeooo:rsid="00243d97" style:font-name-asian="Times New Roman1" style:font-size-asian="11pt" style:language-asian="de" style:country-asian="DE" style:font-name-complex="Arial1" style:font-size-complex="11pt"/>
    </style:style>
    <style:style style:name="T16" style:family="text">
      <style:text-properties fo:color="#000000" style:font-name="Arial" fo:font-size="11pt" officeooo:rsid="00262424" style:font-name-asian="Times New Roman1" style:font-size-asian="11pt" style:language-asian="de" style:country-asian="DE" style:font-name-complex="Arial1" style:font-size-complex="11pt"/>
    </style:style>
    <style:style style:name="T17" style:family="text">
      <style:text-properties fo:color="#000000" style:font-name="Arial" fo:font-size="11pt" officeooo:rsid="00264975" style:font-name-asian="Times New Roman1" style:font-size-asian="11pt" style:language-asian="de" style:country-asian="DE" style:font-name-complex="Arial1" style:font-size-complex="11pt"/>
    </style:style>
    <style:style style:name="T18" style:family="text">
      <style:text-properties fo:color="#000000" style:font-name="Arial" fo:font-size="11pt" officeooo:rsid="0020561d" style:font-name-asian="Times New Roman1" style:font-size-asian="11pt" style:language-asian="de" style:country-asian="DE" style:font-name-complex="Arial1" style:font-size-complex="11pt"/>
    </style:style>
    <style:style style:name="T19" style:family="text">
      <style:text-properties fo:color="#000000" style:font-name="Arial" fo:font-size="11pt" officeooo:rsid="00214e8e" style:font-name-asian="Times New Roman1" style:font-size-asian="11pt" style:language-asian="de" style:country-asian="DE" style:font-name-complex="Arial1" style:font-size-complex="11pt"/>
    </style:style>
    <style:style style:name="T20" style:family="text">
      <style:text-properties fo:color="#000000" style:font-name="Arial" fo:font-size="11pt" officeooo:rsid="0021f314" style:font-name-asian="Times New Roman1" style:font-size-asian="11pt" style:language-asian="de" style:country-asian="DE" style:font-name-complex="Arial1" style:font-size-complex="11pt"/>
    </style:style>
    <style:style style:name="T21" style:family="text">
      <style:text-properties fo:color="#000000" style:font-name="Arial" fo:font-size="11pt" officeooo:rsid="0021fbca" style:font-name-asian="Times New Roman1" style:font-size-asian="11pt" style:language-asian="de" style:country-asian="DE" style:font-name-complex="Arial1" style:font-size-complex="11pt"/>
    </style:style>
    <style:style style:name="T22" style:family="text">
      <style:text-properties fo:color="#000000" style:font-name="Arial" fo:font-size="11pt" officeooo:rsid="00238d4e" style:font-name-asian="Times New Roman1" style:font-size-asian="11pt" style:language-asian="de" style:country-asian="DE" style:font-name-complex="Arial1" style:font-size-complex="11pt"/>
    </style:style>
    <style:style style:name="T23" style:family="text">
      <style:text-properties fo:color="#000000" style:font-name="Arial" fo:font-size="11pt" officeooo:rsid="0026a9e8" style:font-name-asian="Times New Roman1" style:font-size-asian="11pt" style:language-asian="de" style:country-asian="DE" style:font-name-complex="Arial1" style:font-size-complex="11pt"/>
    </style:style>
    <style:style style:name="T24" style:family="text">
      <style:text-properties fo:color="#000000" style:font-name="Arial" fo:font-size="11pt" officeooo:rsid="002e0999" style:font-name-asian="Times New Roman1" style:font-size-asian="11pt" style:language-asian="de" style:country-asian="DE" style:font-name-complex="Arial1" style:font-size-complex="11pt"/>
    </style:style>
    <style:style style:name="T25" style:family="text">
      <style:text-properties fo:color="#000000" style:font-name="Arial" fo:font-size="11pt" officeooo:rsid="00310d51" style:font-name-asian="Times New Roman1" style:font-size-asian="11pt" style:language-asian="de" style:country-asian="DE" style:font-name-complex="Arial1" style:font-size-complex="11pt"/>
    </style:style>
    <style:style style:name="T26" style:family="text">
      <style:text-properties fo:color="#000000" style:font-name="Arial" fo:font-size="11pt" fo:background-color="#ffffff" loext:char-shading-value="0" style:font-name-asian="Times New Roman1" style:font-size-asian="11pt" style:language-asian="de" style:country-asian="DE" style:font-name-complex="Arial1" style:font-size-complex="11pt"/>
    </style:style>
    <style:style style:name="T27" style:family="text">
      <style:text-properties fo:color="#000000" style:font-name="Arial" fo:background-color="#ffffff" loext:char-shading-value="0" style:font-name-asian="Times New Roman1" style:language-asian="de" style:country-asian="DE" style:font-name-complex="Arial1"/>
    </style:style>
    <style:style style:name="T28" style:family="text">
      <style:text-properties fo:color="#000000" officeooo:rsid="001f0533"/>
    </style:style>
    <style:style style:name="T29" style:family="text">
      <style:text-properties fo:color="#222222" style:font-name="Arial" fo:font-size="11pt" fo:background-color="#ffffff" loext:char-shading-value="0" style:font-name-asian="Times New Roman1" style:font-size-asian="11pt" style:language-asian="de" style:country-asian="DE" style:font-name-complex="Arial1" style:font-size-complex="11pt"/>
    </style:style>
    <style:style style:name="T30" style:family="text">
      <style:text-properties fo:color="#454444" style:font-name="Arial" fo:font-size="19pt" fo:font-weight="bold" style:font-name-asian="Times New Roman1" style:font-size-asian="19pt" style:language-asian="de" style:country-asian="DE" style:font-weight-asian="bold" style:font-name-complex="Arial1" style:font-size-complex="19pt" style:font-weight-complex="bold"/>
    </style:style>
    <style:style style:name="T31" style:family="text">
      <style:text-properties officeooo:rsid="002703a8"/>
    </style:style>
    <style:style style:name="T32" style:family="text">
      <style:text-properties officeooo:rsid="0028a2ba"/>
    </style:style>
    <style:style style:name="T33" style:family="text">
      <style:text-properties style:font-name="Wingdings" style:font-name-asian="Wingdings2" style:font-name-complex="Wingdings2"/>
    </style:style>
  </office:automatic-styles>
  <office:body>
    <office:text text:use-soft-page-breaks="true">
      <office:forms form:automatic-focus="false" form:apply-design-mode="false"/>
      <text:tracked-changes>
        <text:changed-region xml:id="ct140708179880272" text:id="ct140708179880272">
          <text:insertion>
            <office:change-info>
              <dc:creator>vHYIJuUSED@idethz.onmicrosoft.com</dc:creator>
              <dc:date>2020-10-16T15:48:00</dc:date>
            </office:change-info>
          </text:insertion>
        </text:changed-region>
        <text:changed-region xml:id="ct140708179881328" text:id="ct140708179881328">
          <text:insertion>
            <office:change-info>
              <dc:creator>vHYIJuUSED@idethz.onmicrosoft.com</dc:creator>
              <dc:date>2020-10-16T15:49:00</dc:date>
            </office:change-info>
          </text:insertion>
        </text:changed-region>
        <text:changed-region xml:id="ct140708179886048" text:id="ct140708179886048">
          <text:insertion>
            <office:change-info>
              <dc:creator>Unknown Author</dc:creator>
              <dc:date>2020-10-16T19:19:00</dc:date>
            </office:change-info>
          </text:insertion>
        </text:changed-region>
        <text:changed-region xml:id="ct140708179890816" text:id="ct140708179890816">
          <text:insertion>
            <office:change-info>
              <dc:creator>vHYIJuUSED@idethz.onmicrosoft.com</dc:creator>
              <dc:date>2020-10-16T15:49:00</dc:date>
            </office:change-info>
          </text:insertion>
        </text:changed-region>
        <text:changed-region xml:id="ct140708179891728" text:id="ct140708179891728">
          <text:insertion>
            <office:change-info>
              <dc:creator>Unknown Author</dc:creator>
              <dc:date>2020-10-16T19:19:00</dc:date>
            </office:change-info>
          </text:insertion>
        </text:changed-region>
        <text:changed-region xml:id="ct140708179892096" text:id="ct140708179892096">
          <text:deletion>
            <office:change-info>
              <dc:creator>Unknown Author</dc:creator>
              <dc:date>2020-10-16T19:19:00</dc:date>
            </office:change-info>
            <text:p text:style-name="Standard"><text:span text:style-name="T1">r</text:span></text:p>
          </text:deletion>
        </text:changed-region>
        <text:changed-region xml:id="ct140708179893216" text:id="ct140708179893216">
          <text:insertion>
            <office:change-info>
              <dc:creator>vHYIJuUSED@idethz.onmicrosoft.com</dc:creator>
              <dc:date>2020-10-16T15:49:00</dc:date>
            </office:change-info>
          </text:insertion>
        </text:changed-region>
        <text:changed-region xml:id="ct140708179894592" text:id="ct140708179894592">
          <text:insertion>
            <office:change-info>
              <dc:creator>Unknown Author</dc:creator>
              <dc:date>2020-10-16T19:19:00</dc:date>
            </office:change-info>
          </text:insertion>
        </text:changed-region>
        <text:changed-region xml:id="ct140708179203456" text:id="ct140708179203456">
          <text:insertion>
            <office:change-info>
              <dc:creator>vHYIJuUSED@idethz.onmicrosoft.com</dc:creator>
              <dc:date>2020-10-16T15:49:00</dc:date>
            </office:change-info>
          </text:insertion>
        </text:changed-region>
        <text:changed-region xml:id="ct140708179493616" text:id="ct140708179493616">
          <text:insertion>
            <office:change-info>
              <dc:creator>vHYIJuUSED@idethz.onmicrosoft.com</dc:creator>
              <dc:date>2020-10-16T15:50:00</dc:date>
            </office:change-info>
          </text:insertion>
        </text:changed-region>
        <text:changed-region xml:id="ct140708179495408" text:id="ct140708179495408">
          <text:insertion>
            <office:change-info>
              <dc:creator>vHYIJuUSED@idethz.onmicrosoft.com</dc:creator>
              <dc:date>2020-10-16T15:51:00</dc:date>
            </office:change-info>
          </text:insertion>
        </text:changed-region>
        <text:changed-region xml:id="ct140708179496448" text:id="ct140708179496448">
          <text:insertion>
            <office:change-info>
              <dc:creator>vHYIJuUSED@idethz.onmicrosoft.com</dc:creator>
              <dc:date>2020-10-16T15:50:00</dc:date>
            </office:change-info>
          </text:insertion>
        </text:changed-region>
        <text:changed-region xml:id="ct140708179496752" text:id="ct140708179496752">
          <text:deletion>
            <office:change-info>
              <dc:creator>vHYIJuUSED@idethz.onmicrosoft.com</dc:creator>
              <dc:date>2020-10-16T15:49:00</dc:date>
            </office:change-info>
            <text:p text:style-name="Standard"><text:span text:style-name="T2"/></text:p>
            <text:p text:style-name="Standard"><text:span text:style-name="T2"/></text:p>
          </text:deletion>
        </text:changed-region>
        <text:changed-region xml:id="ct140708179499088" text:id="ct140708179499088">
          <text:insertion>
            <office:change-info>
              <dc:creator>vHYIJuUSED@idethz.onmicrosoft.com</dc:creator>
              <dc:date>2020-10-16T15:49:00</dc:date>
            </office:change-info>
          </text:insertion>
        </text:changed-region>
        <text:changed-region xml:id="ct140708179494752" text:id="ct140708179494752">
          <text:deletion>
            <office:change-info>
              <dc:creator>vHYIJuUSED@idethz.onmicrosoft.com</dc:creator>
              <dc:date>2020-10-16T15:49:00</dc:date>
            </office:change-info>
            <text:p text:style-name="P1">Auf dieser Seite kannst du mein Portfolio ausgewählter Projekte sehen  sondern mein Aktuellstes Projekt in action. </text:p>
            <text:p text:style-name="P1"/>
          </text:deletion>
        </text:changed-region>
        <text:changed-region xml:id="ct140708179510160" text:id="ct140708179510160">
          <text:insertion>
            <office:change-info>
              <dc:creator>Unknown Author</dc:creator>
              <dc:date>2020-10-16T19:32:00</dc:date>
            </office:change-info>
          </text:insertion>
        </text:changed-region>
        <text:changed-region xml:id="ct140708179500864" text:id="ct140708179500864">
          <text:deletion>
            <office:change-info>
              <dc:creator>vHYIJuUSED@idethz.onmicrosoft.com</dc:creator>
              <dc:date>2020-10-16T15:48:00</dc:date>
            </office:change-info>
            <text:p text:style-name="P2">Lieber im Meer baden als in der Arbeit schwimmen.</text:p>
            <text:p text:style-name="P3">Frischer Wind für die Praxamed und ihre Kommunikation. Die Devise lautet «beraten statt erklären».</text:p>
            <text:p text:style-name="P2"/>
          </text:deletion>
        </text:changed-region>
        <text:changed-region xml:id="ct140708179449808" text:id="ct140708179449808">
          <text:deletion>
            <office:change-info>
              <dc:creator>Unknown Author</dc:creator>
              <dc:date>2020-10-16T19:21:00</dc:date>
            </office:change-info>
            <text:p text:style-name="P2"/>
            <text:p text:style-name="P2"/>
          </text:deletion>
        </text:changed-region>
        <text:changed-region xml:id="ct140708179533008" text:id="ct140708179533008">
          <text:insertion>
            <office:change-info>
              <dc:creator>Unknown Author</dc:creator>
              <dc:date>2020-10-16T19:28:00</dc:date>
            </office:change-info>
          </text:insertion>
        </text:changed-region>
        <text:changed-region xml:id="ct140708179531632" text:id="ct140708179531632">
          <text:deletion>
            <office:change-info>
              <dc:creator>Unknown Author</dc:creator>
              <dc:date>2020-10-16T19:31:00</dc:date>
            </office:change-info>
            <text:p text:style-name="Standard"><text:span text:style-name="T3"><text:s/>in kurzer Zeit erklären mussten und wenig beraten konnten.</text:span></text:p>
            <text:p text:style-name="P3">=&gt; das verstehe ich nicht? was ist die aussage?</text:p>
          </text:deletion>
        </text:changed-region>
        <text:changed-region xml:id="ct140708179533456" text:id="ct140708179533456">
          <text:deletion>
            <office:change-info>
              <dc:creator>Unknown Author</dc:creator>
              <dc:date>2020-10-16T19:28:00</dc:date>
            </office:change-info>
            <text:p text:style-name="P3"><text:span text:style-name="T4">es</text:span></text:p>
          </text:deletion>
        </text:changed-region>
        <text:changed-region xml:id="ct140708179533232" text:id="ct140708179533232">
          <text:deletion>
            <office:change-info>
              <dc:creator>Unknown Author</dc:creator>
              <dc:date>2020-10-16T19:29:00</dc:date>
            </office:change-info>
            <text:p text:style-name="P3"><text:span text:style-name="T4">viel</text:span></text:p>
          </text:deletion>
        </text:changed-region>
        <text:changed-region xml:id="ct140708179535328" text:id="ct140708179535328">
          <text:insertion>
            <office:change-info>
              <dc:creator>vHYIJuUSED@idethz.onmicrosoft.com</dc:creator>
              <dc:date>2020-10-16T14:56:00</dc:date>
            </office:change-info>
          </text:insertion>
        </text:changed-region>
        <text:changed-region xml:id="ct140708179536224" text:id="ct140708179536224">
          <text:deletion>
            <office:change-info>
              <dc:creator>vHYIJuUSED@idethz.onmicrosoft.com</dc:creator>
              <dc:date>2020-10-16T14:56:00</dc:date>
            </office:change-info>
            <text:p text:style-name="Standard"><text:span text:style-name="T3">ist</text:span></text:p>
          </text:deletion>
        </text:changed-region>
        <text:changed-region xml:id="ct140708179537136" text:id="ct140708179537136">
          <text:insertion>
            <office:change-info>
              <dc:creator>vHYIJuUSED@idethz.onmicrosoft.com</dc:creator>
              <dc:date>2020-10-16T14:56:00</dc:date>
            </office:change-info>
          </text:insertion>
        </text:changed-region>
        <text:changed-region xml:id="ct140708179538784" text:id="ct140708179538784">
          <text:insertion>
            <office:change-info>
              <dc:creator>vHYIJuUSED@idethz.onmicrosoft.com</dc:creator>
              <dc:date>2020-10-16T14:56:00</dc:date>
            </office:change-info>
          </text:insertion>
        </text:changed-region>
        <text:changed-region xml:id="ct140708179540480" text:id="ct140708179540480">
          <text:insertion>
            <office:change-info>
              <dc:creator>vHYIJuUSED@idethz.onmicrosoft.com</dc:creator>
              <dc:date>2020-10-16T14:56:00</dc:date>
            </office:change-info>
          </text:insertion>
        </text:changed-region>
        <text:changed-region xml:id="ct140708178983632" text:id="ct140708178983632">
          <text:deletion>
            <office:change-info>
              <dc:creator>vHYIJuUSED@idethz.onmicrosoft.com</dc:creator>
              <dc:date>2020-10-16T14:57:00</dc:date>
            </office:change-info>
            <text:p text:style-name="Standard"><text:span text:style-name="T3">mehrere </text:span></text:p>
          </text:deletion>
        </text:changed-region>
        <text:changed-region xml:id="ct140708179366464" text:id="ct140708179366464">
          <text:insertion>
            <office:change-info>
              <dc:creator>vHYIJuUSED@idethz.onmicrosoft.com</dc:creator>
              <dc:date>2020-10-16T14:57:00</dc:date>
            </office:change-info>
          </text:insertion>
        </text:changed-region>
        <text:changed-region xml:id="ct140708179535552" text:id="ct140708179535552">
          <text:deletion>
            <office:change-info>
              <dc:creator>vHYIJuUSED@idethz.onmicrosoft.com</dc:creator>
              <dc:date>2020-10-16T14:57:00</dc:date>
            </office:change-info>
            <text:p text:style-name="Standard"><text:span text:style-name="T3">Denn was die Praxamed AG macht, ist nicht einfach.</text:span></text:p>
          </text:deletion>
        </text:changed-region>
        <text:changed-region xml:id="ct140708179533968" text:id="ct140708179533968">
          <text:deletion>
            <office:change-info>
              <dc:creator>vHYIJuUSED@idethz.onmicrosoft.com</dc:creator>
              <dc:date>2020-10-16T14:58:00</dc:date>
            </office:change-info>
            <text:p text:style-name="Standard"><text:span text:style-name="T3">ihre </text:span></text:p>
          </text:deletion>
        </text:changed-region>
        <text:changed-region xml:id="ct140708179539040" text:id="ct140708179539040">
          <text:insertion>
            <office:change-info>
              <dc:creator>vHYIJuUSED@idethz.onmicrosoft.com</dc:creator>
              <dc:date>2020-10-16T14:58:00</dc:date>
            </office:change-info>
          </text:insertion>
        </text:changed-region>
        <text:changed-region xml:id="ct140708179538432" text:id="ct140708179538432">
          <text:insertion>
            <office:change-info>
              <dc:creator>vHYIJuUSED@idethz.onmicrosoft.com</dc:creator>
              <dc:date>2020-10-16T14:58:00</dc:date>
            </office:change-info>
          </text:insertion>
        </text:changed-region>
        <text:changed-region xml:id="ct140708179539760" text:id="ct140708179539760">
          <text:deletion>
            <office:change-info>
              <dc:creator>vHYIJuUSED@idethz.onmicrosoft.com</dc:creator>
              <dc:date>2020-10-16T14:58:00</dc:date>
            </office:change-info>
            <text:p text:style-name="Standard"><text:span text:style-name="T3">len</text:span></text:p>
          </text:deletion>
        </text:changed-region>
        <text:changed-region xml:id="ct140708179535088" text:id="ct140708179535088">
          <text:deletion>
            <office:change-info>
              <dc:creator>vHYIJuUSED@idethz.onmicrosoft.com</dc:creator>
              <dc:date>2020-10-16T14:57:00</dc:date>
            </office:change-info>
            <text:p text:style-name="Standard"><text:span text:style-name="T3">h</text:span></text:p>
          </text:deletion>
        </text:changed-region>
        <text:changed-region xml:id="ct140708179539504" text:id="ct140708179539504">
          <text:deletion>
            <office:change-info>
              <dc:creator>vHYIJuUSED@idethz.onmicrosoft.com</dc:creator>
              <dc:date>2020-10-16T14:58:00</dc:date>
            </office:change-info>
            <text:p text:style-name="Standard"><text:span text:style-name="T3">ho</text:span></text:p>
          </text:deletion>
        </text:changed-region>
        <text:changed-region xml:id="ct140708179530128" text:id="ct140708179530128">
          <text:insertion>
            <office:change-info>
              <dc:creator>vHYIJuUSED@idethz.onmicrosoft.com</dc:creator>
              <dc:date>2020-10-16T14:58:00</dc:date>
            </office:change-info>
          </text:insertion>
        </text:changed-region>
        <text:changed-region xml:id="ct140708179537824" text:id="ct140708179537824">
          <text:insertion>
            <office:change-info>
              <dc:creator>vHYIJuUSED@idethz.onmicrosoft.com</dc:creator>
              <dc:date>2020-10-16T14:59:00</dc:date>
            </office:change-info>
          </text:insertion>
        </text:changed-region>
        <text:changed-region xml:id="ct140708179510912" text:id="ct140708179510912">
          <text:deletion>
            <office:change-info>
              <dc:creator>vHYIJuUSED@idethz.onmicrosoft.com</dc:creator>
              <dc:date>2020-10-16T14:59:00</dc:date>
            </office:change-info>
            <text:p text:style-name="Standard"><text:span text:style-name="T3">e</text:span></text:p>
          </text:deletion>
        </text:changed-region>
        <text:changed-region xml:id="ct140708179498688" text:id="ct140708179498688">
          <text:deletion>
            <office:change-info>
              <dc:creator>vHYIJuUSED@idethz.onmicrosoft.com</dc:creator>
              <dc:date>2020-10-16T14:59:00</dc:date>
            </office:change-info>
            <text:p text:style-name="Standard"><text:span text:style-name="T3">einfach </text:span></text:p>
          </text:deletion>
        </text:changed-region>
        <text:changed-region xml:id="ct140708179897568" text:id="ct140708179897568">
          <text:insertion>
            <office:change-info>
              <dc:creator>vHYIJuUSED@idethz.onmicrosoft.com</dc:creator>
              <dc:date>2020-10-16T14:59:00</dc:date>
            </office:change-info>
          </text:insertion>
        </text:changed-region>
        <text:changed-region xml:id="ct140708179901904" text:id="ct140708179901904">
          <text:deletion>
            <office:change-info>
              <dc:creator>vHYIJuUSED@idethz.onmicrosoft.com</dc:creator>
              <dc:date>2020-10-16T15:00:00</dc:date>
            </office:change-info>
            <text:p text:style-name="Standard"><text:span text:style-name="T3">mit ihren Kommunikationsmittel</text:span></text:p>
          </text:deletion>
        </text:changed-region>
        <text:changed-region xml:id="ct140708179902960" text:id="ct140708179902960">
          <text:insertion>
            <office:change-info>
              <dc:creator>vHYIJuUSED@idethz.onmicrosoft.com</dc:creator>
              <dc:date>2020-10-16T15:00:00</dc:date>
            </office:change-info>
          </text:insertion>
        </text:changed-region>
        <text:changed-region xml:id="ct140708179570448" text:id="ct140708179570448">
          <text:deletion>
            <office:change-info>
              <dc:creator>vHYIJuUSED@idethz.onmicrosoft.com</dc:creator>
              <dc:date>2020-10-16T15:00:00</dc:date>
            </office:change-info>
            <text:p text:style-name="Standard"><text:span text:style-name="T3">nun </text:span></text:p>
          </text:deletion>
        </text:changed-region>
        <text:changed-region xml:id="ct140708179254256" text:id="ct140708179254256">
          <text:deletion>
            <office:change-info>
              <dc:creator>vHYIJuUSED@idethz.onmicrosoft.com</dc:creator>
              <dc:date>2020-10-16T15:01:00</dc:date>
            </office:change-info>
            <text:p text:style-name="Standard"><text:span text:style-name="T3">schweizer</text:span></text:p>
          </text:deletion>
        </text:changed-region>
        <text:changed-region xml:id="ct140708179541120" text:id="ct140708179541120">
          <text:insertion>
            <office:change-info>
              <dc:creator>vHYIJuUSED@idethz.onmicrosoft.com</dc:creator>
              <dc:date>2020-10-16T15:01:00</dc:date>
            </office:change-info>
          </text:insertion>
        </text:changed-region>
        <text:changed-region xml:id="ct140708179560528" text:id="ct140708179560528">
          <text:deletion>
            <office:change-info>
              <dc:creator>vHYIJuUSED@idethz.onmicrosoft.com</dc:creator>
              <dc:date>2020-10-16T15:01:00</dc:date>
            </office:change-info>
            <text:p text:style-name="Standard"><text:span text:style-name="T3">schwiezer</text:span></text:p>
          </text:deletion>
        </text:changed-region>
        <text:changed-region xml:id="ct140708179561344" text:id="ct140708179561344">
          <text:insertion>
            <office:change-info>
              <dc:creator>vHYIJuUSED@idethz.onmicrosoft.com</dc:creator>
              <dc:date>2020-10-16T15:01:00</dc:date>
            </office:change-info>
          </text:insertion>
        </text:changed-region>
        <text:changed-region xml:id="ct140708179562256" text:id="ct140708179562256">
          <text:deletion>
            <office:change-info>
              <dc:creator>vHYIJuUSED@idethz.onmicrosoft.com</dc:creator>
              <dc:date>2020-10-16T15:03:00</dc:date>
            </office:change-info>
            <text:p text:style-name="Standard"><text:span text:style-name="T3">Denn mit</text:span></text:p>
          </text:deletion>
        </text:changed-region>
        <text:changed-region xml:id="ct140708179580560" text:id="ct140708179580560">
          <text:insertion>
            <office:change-info>
              <dc:creator>vHYIJuUSED@idethz.onmicrosoft.com</dc:creator>
              <dc:date>2020-10-16T15:03:00</dc:date>
            </office:change-info>
          </text:insertion>
        </text:changed-region>
        <text:changed-region xml:id="ct140708179563856" text:id="ct140708179563856">
          <text:insertion>
            <office:change-info>
              <dc:creator>vHYIJuUSED@idethz.onmicrosoft.com</dc:creator>
              <dc:date>2020-10-16T15:03:00</dc:date>
            </office:change-info>
          </text:insertion>
        </text:changed-region>
        <text:changed-region xml:id="ct140708179568048" text:id="ct140708179568048">
          <text:insertion>
            <office:change-info>
              <dc:creator>vHYIJuUSED@idethz.onmicrosoft.com</dc:creator>
              <dc:date>2020-10-16T15:03:00</dc:date>
            </office:change-info>
          </text:insertion>
        </text:changed-region>
        <text:changed-region xml:id="ct140708179574576" text:id="ct140708179574576">
          <text:deletion>
            <office:change-info>
              <dc:creator>vHYIJuUSED@idethz.onmicrosoft.com</dc:creator>
              <dc:date>2020-10-16T15:03:00</dc:date>
            </office:change-info>
            <text:p text:style-name="Standard"><text:span text:style-name="T3">Wixseite </text:span></text:p>
          </text:deletion>
        </text:changed-region>
        <text:changed-region xml:id="ct140708180666000" text:id="ct140708180666000">
          <text:deletion>
            <office:change-info>
              <dc:creator>vHYIJuUSED@idethz.onmicrosoft.com</dc:creator>
              <dc:date>2020-10-16T15:03:00</dc:date>
            </office:change-info>
            <text:p text:style-name="Standard"><text:span text:style-name="T3">keine </text:span></text:p>
          </text:deletion>
        </text:changed-region>
        <text:changed-region xml:id="ct140708179575152" text:id="ct140708179575152">
          <text:insertion>
            <office:change-info>
              <dc:creator>vHYIJuUSED@idethz.onmicrosoft.com</dc:creator>
              <dc:date>2020-10-16T15:03:00</dc:date>
            </office:change-info>
          </text:insertion>
        </text:changed-region>
        <text:changed-region xml:id="ct140708179575424" text:id="ct140708179575424">
          <text:deletion>
            <office:change-info>
              <dc:creator>vHYIJuUSED@idethz.onmicrosoft.com</dc:creator>
              <dc:date>2020-10-16T15:03:00</dc:date>
            </office:change-info>
            <text:p text:style-name="Standard"><text:span text:style-name="T3">klare </text:span></text:p>
          </text:deletion>
        </text:changed-region>
        <text:changed-region xml:id="ct140708179581712" text:id="ct140708179581712">
          <text:insertion>
            <office:change-info>
              <dc:creator>vHYIJuUSED@idethz.onmicrosoft.com</dc:creator>
              <dc:date>2020-10-16T15:03:00</dc:date>
            </office:change-info>
          </text:insertion>
        </text:changed-region>
        <text:changed-region xml:id="ct140708179582768" text:id="ct140708179582768">
          <text:deletion>
            <office:change-info>
              <dc:creator>Unknown Author</dc:creator>
              <dc:date>2020-10-16T19:35:00</dc:date>
            </office:change-info>
            <text:p text:style-name="Standard"><text:span text:style-name="T3">so</text:span></text:p>
          </text:deletion>
        </text:changed-region>
        <text:changed-region xml:id="ct140708179583840" text:id="ct140708179583840">
          <text:insertion>
            <office:change-info>
              <dc:creator>Unknown Author</dc:creator>
              <dc:date>2020-10-16T19:35:00</dc:date>
            </office:change-info>
          </text:insertion>
        </text:changed-region>
        <text:changed-region xml:id="ct140708179580784" text:id="ct140708179580784">
          <text:insertion>
            <office:change-info>
              <dc:creator>vHYIJuUSED@idethz.onmicrosoft.com</dc:creator>
              <dc:date>2020-10-16T15:04:00</dc:date>
            </office:change-info>
          </text:insertion>
        </text:changed-region>
        <text:changed-region xml:id="ct140708179574832" text:id="ct140708179574832">
          <text:deletion>
            <office:change-info>
              <dc:creator>vHYIJuUSED@idethz.onmicrosoft.com</dc:creator>
              <dc:date>2020-10-16T15:04:00</dc:date>
            </office:change-info>
            <text:p text:style-name="Standard"><text:span text:style-name="T3">,</text:span></text:p>
          </text:deletion>
        </text:changed-region>
        <text:changed-region xml:id="ct140708179552752" text:id="ct140708179552752">
          <text:deletion>
            <office:change-info>
              <dc:creator>vHYIJuUSED@idethz.onmicrosoft.com</dc:creator>
              <dc:date>2020-10-16T15:04:00</dc:date>
            </office:change-info>
            <text:p text:style-name="Standard"><text:span text:style-name="T3">um </text:span></text:p>
          </text:deletion>
        </text:changed-region>
        <text:changed-region xml:id="ct140708180666256" text:id="ct140708180666256">
          <text:insertion>
            <office:change-info>
              <dc:creator>vHYIJuUSED@idethz.onmicrosoft.com</dc:creator>
              <dc:date>2020-10-16T15:05:00</dc:date>
            </office:change-info>
          </text:insertion>
        </text:changed-region>
        <text:changed-region xml:id="ct140708179558976" text:id="ct140708179558976">
          <text:deletion>
            <office:change-info>
              <dc:creator>vHYIJuUSED@idethz.onmicrosoft.com</dc:creator>
              <dc:date>2020-10-16T15:05:00</dc:date>
            </office:change-info>
            <text:p text:style-name="Standard"><text:span text:style-name="T3">zusammen zu arbeiten, klarmachen </text:span></text:p>
          </text:deletion>
        </text:changed-region>
        <text:changed-region xml:id="ct140708179579408" text:id="ct140708179579408">
          <text:insertion>
            <office:change-info>
              <dc:creator>vHYIJuUSED@idethz.onmicrosoft.com</dc:creator>
              <dc:date>2020-10-16T15:05:00</dc:date>
            </office:change-info>
          </text:insertion>
        </text:changed-region>
        <text:changed-region xml:id="ct140708179586592" text:id="ct140708179586592">
          <text:deletion>
            <office:change-info>
              <dc:creator>vHYIJuUSED@idethz.onmicrosoft.com</dc:creator>
              <dc:date>2020-10-16T15:05:00</dc:date>
            </office:change-info>
            <text:p text:style-name="Standard"><text:span text:style-name="T3">vor allem </text:span></text:p>
          </text:deletion>
        </text:changed-region>
        <text:changed-region xml:id="ct140708179562544" text:id="ct140708179562544">
          <text:insertion>
            <office:change-info>
              <dc:creator>vHYIJuUSED@idethz.onmicrosoft.com</dc:creator>
              <dc:date>2020-10-16T15:05:00</dc:date>
            </office:change-info>
          </text:insertion>
        </text:changed-region>
        <text:changed-region xml:id="ct140708179561072" text:id="ct140708179561072">
          <text:deletion>
            <office:change-info>
              <dc:creator>vHYIJuUSED@idethz.onmicrosoft.com</dc:creator>
              <dc:date>2020-10-16T15:05:00</dc:date>
            </office:change-info>
            <text:p text:style-name="Standard"><text:span text:style-name="T3">Dem</text:span></text:p>
          </text:deletion>
        </text:changed-region>
        <text:changed-region xml:id="ct140708179534592" text:id="ct140708179534592">
          <text:insertion>
            <office:change-info>
              <dc:creator>vHYIJuUSED@idethz.onmicrosoft.com</dc:creator>
              <dc:date>2020-10-16T15:05:00</dc:date>
            </office:change-info>
          </text:insertion>
        </text:changed-region>
        <text:changed-region xml:id="ct140708179582208" text:id="ct140708179582208">
          <text:insertion>
            <office:change-info>
              <dc:creator>vHYIJuUSED@idethz.onmicrosoft.com</dc:creator>
              <dc:date>2020-10-16T15:05:00</dc:date>
            </office:change-info>
          </text:insertion>
        </text:changed-region>
        <text:changed-region xml:id="ct140708179534368" text:id="ct140708179534368">
          <text:deletion>
            <office:change-info>
              <dc:creator>Unknown Author</dc:creator>
              <dc:date>2020-10-16T19:38:00</dc:date>
            </office:change-info>
            <text:p text:style-name="Standard"><text:span text:style-name="T3">konzeptioniert</text:span></text:p>
          </text:deletion>
        </text:changed-region>
        <text:changed-region xml:id="ct140708179923328" text:id="ct140708179923328">
          <text:insertion>
            <office:change-info>
              <dc:creator>Unknown Author</dc:creator>
              <dc:date>2020-10-16T19:38:00</dc:date>
            </office:change-info>
          </text:insertion>
        </text:changed-region>
        <text:changed-region xml:id="ct140708179880496" text:id="ct140708179880496">
          <text:deletion>
            <office:change-info>
              <dc:creator>vHYIJuUSED@idethz.onmicrosoft.com</dc:creator>
              <dc:date>2020-10-16T15:06:00</dc:date>
            </office:change-info>
            <text:p text:style-name="Standard"><text:span text:style-name="T3">neu gestaltet</text:span></text:p>
          </text:deletion>
        </text:changed-region>
        <text:changed-region xml:id="ct140708179581936" text:id="ct140708179581936">
          <text:insertion>
            <office:change-info>
              <dc:creator>vHYIJuUSED@idethz.onmicrosoft.com</dc:creator>
              <dc:date>2020-10-16T15:06:00</dc:date>
            </office:change-info>
          </text:insertion>
        </text:changed-region>
        <text:changed-region xml:id="ct140708180666704" text:id="ct140708180666704">
          <text:insertion>
            <office:change-info>
              <dc:creator>Unknown Author</dc:creator>
              <dc:date>2020-10-16T19:39:00</dc:date>
            </office:change-info>
          </text:insertion>
        </text:changed-region>
        <text:changed-region xml:id="ct140708180667648" text:id="ct140708180667648">
          <text:insertion>
            <office:change-info>
              <dc:creator>vHYIJuUSED@idethz.onmicrosoft.com</dc:creator>
              <dc:date>2020-10-16T15:06:00</dc:date>
            </office:change-info>
          </text:insertion>
        </text:changed-region>
        <text:changed-region xml:id="ct140708180667216" text:id="ct140708180667216">
          <text:insertion>
            <office:change-info>
              <dc:creator>Unknown Author</dc:creator>
              <dc:date>2020-10-16T19:39:00</dc:date>
            </office:change-info>
          </text:insertion>
        </text:changed-region>
        <text:changed-region xml:id="ct140708179561568" text:id="ct140708179561568">
          <text:deletion>
            <office:change-info>
              <dc:creator>Unknown Author</dc:creator>
              <dc:date>2020-10-16T19:39:00</dc:date>
            </office:change-info>
            <text:p text:style-name="Standard"><text:span text:style-name="T3"><text:s/>und konzipiert.</text:span></text:p>
          </text:deletion>
        </text:changed-region>
        <text:changed-region xml:id="ct140708179013744" text:id="ct140708179013744">
          <text:insertion>
            <office:change-info>
              <dc:creator>vHYIJuUSED@idethz.onmicrosoft.com</dc:creator>
              <dc:date>2020-10-16T15:06:00</dc:date>
            </office:change-info>
          </text:insertion>
        </text:changed-region>
        <text:changed-region xml:id="ct140708179311984" text:id="ct140708179311984">
          <text:deletion>
            <office:change-info>
              <dc:creator>Unknown Author</dc:creator>
              <dc:date>2020-10-16T19:45:00</dc:date>
            </office:change-info>
            <text:p text:style-name="Standard"><text:span text:style-name="T3">den Spass und die Freude ausser Acht lässt</text:span></text:p>
          </text:deletion>
        </text:changed-region>
        <text:changed-region xml:id="ct140708180679664" text:id="ct140708180679664">
          <text:insertion>
            <office:change-info>
              <dc:creator>Unknown Author</dc:creator>
              <dc:date>2020-10-16T19:45:00</dc:date>
            </office:change-info>
          </text:insertion>
        </text:changed-region>
        <text:changed-region xml:id="ct140708180674128" text:id="ct140708180674128">
          <text:insertion>
            <office:change-info>
              <dc:creator>Unknown Author</dc:creator>
              <dc:date>2020-10-16T19:46:00</dc:date>
            </office:change-info>
          </text:insertion>
        </text:changed-region>
        <text:changed-region xml:id="ct140708180674544" text:id="ct140708180674544">
          <text:deletion>
            <office:change-info>
              <dc:creator>Unknown Author</dc:creator>
              <dc:date>2020-10-16T19:41:00</dc:date>
            </office:change-info>
            <text:p text:style-name="Standard"><text:span text:style-name="T3"><text:s/>und alles nur mit einem Schweizerkreutzrot angemalt wird,</text:span></text:p>
          </text:deletion>
        </text:changed-region>
        <text:changed-region xml:id="ct140708179589168" text:id="ct140708179589168">
          <text:insertion>
            <office:change-info>
              <dc:creator>vHYIJuUSED@idethz.onmicrosoft.com</dc:creator>
              <dc:date>2020-10-16T15:08:00</dc:date>
            </office:change-info>
          </text:insertion>
        </text:changed-region>
        <text:changed-region xml:id="ct140708179936704" text:id="ct140708179936704">
          <text:deletion>
            <office:change-info>
              <dc:creator>vHYIJuUSED@idethz.onmicrosoft.com</dc:creator>
              <dc:date>2020-10-16T15:10:00</dc:date>
            </office:change-info>
            <text:p text:style-name="Standard"><text:span text:style-name="T3">Räumen </text:span></text:p>
          </text:deletion>
        </text:changed-region>
        <text:changed-region xml:id="ct140708179937552" text:id="ct140708179937552">
          <text:insertion>
            <office:change-info>
              <dc:creator>vHYIJuUSED@idethz.onmicrosoft.com</dc:creator>
              <dc:date>2020-10-16T15:10:00</dc:date>
            </office:change-info>
          </text:insertion>
        </text:changed-region>
        <text:changed-region xml:id="ct140708179938480" text:id="ct140708179938480">
          <text:deletion>
            <office:change-info>
              <dc:creator>vHYIJuUSED@idethz.onmicrosoft.com</dc:creator>
              <dc:date>2020-10-16T15:10:00</dc:date>
            </office:change-info>
            <text:p text:style-name="Standard"><text:span text:style-name="T3">welche sie benötigen, </text:span></text:p>
          </text:deletion>
        </text:changed-region>
        <text:changed-region xml:id="ct140708179939408" text:id="ct140708179939408">
          <text:insertion>
            <office:change-info>
              <dc:creator>vHYIJuUSED@idethz.onmicrosoft.com</dc:creator>
              <dc:date>2020-10-16T15:09:00</dc:date>
            </office:change-info>
          </text:insertion>
        </text:changed-region>
        <text:changed-region xml:id="ct140708179940432" text:id="ct140708179940432">
          <text:insertion>
            <office:change-info>
              <dc:creator>vHYIJuUSED@idethz.onmicrosoft.com</dc:creator>
              <dc:date>2020-10-16T15:10:00</dc:date>
            </office:change-info>
          </text:insertion>
        </text:changed-region>
        <text:changed-region xml:id="ct140708179941488" text:id="ct140708179941488">
          <text:insertion>
            <office:change-info>
              <dc:creator>vHYIJuUSED@idethz.onmicrosoft.com</dc:creator>
              <dc:date>2020-10-16T15:09:00</dc:date>
            </office:change-info>
          </text:insertion>
        </text:changed-region>
        <text:changed-region xml:id="ct140708179941760" text:id="ct140708179941760">
          <text:deletion>
            <office:change-info>
              <dc:creator>vHYIJuUSED@idethz.onmicrosoft.com</dc:creator>
              <dc:date>2020-10-16T15:09:00</dc:date>
            </office:change-info>
            <text:p text:style-name="Standard"><text:span text:style-name="T3">wurden von der SIHF physische Badges gedruckt</text:span></text:p>
          </text:deletion>
        </text:changed-region>
        <text:changed-region xml:id="ct140708179935216" text:id="ct140708179935216">
          <text:insertion>
            <office:change-info>
              <dc:creator>vHYIJuUSED@idethz.onmicrosoft.com</dc:creator>
              <dc:date>2020-10-16T15:08:00</dc:date>
            </office:change-info>
          </text:insertion>
        </text:changed-region>
        <text:changed-region xml:id="ct140708179936192" text:id="ct140708179936192">
          <text:deletion>
            <office:change-info>
              <dc:creator>vHYIJuUSED@idethz.onmicrosoft.com</dc:creator>
              <dc:date>2020-10-16T15:12:00</dc:date>
            </office:change-info>
            <text:p text:style-name="Standard"><text:span text:style-name="T3">werden </text:span></text:p>
          </text:deletion>
        </text:changed-region>
        <text:changed-region xml:id="ct140708179933216" text:id="ct140708179933216">
          <text:insertion>
            <office:change-info>
              <dc:creator>vHYIJuUSED@idethz.onmicrosoft.com</dc:creator>
              <dc:date>2020-10-16T15:11:00</dc:date>
            </office:change-info>
          </text:insertion>
        </text:changed-region>
        <text:changed-region xml:id="ct140708179934192" text:id="ct140708179934192">
          <text:deletion>
            <office:change-info>
              <dc:creator>vHYIJuUSED@idethz.onmicrosoft.com</dc:creator>
              <dc:date>2020-10-16T15:11:00</dc:date>
            </office:change-info>
            <text:p text:style-name="Standard"><text:span text:style-name="T3">schon </text:span></text:p>
          </text:deletion>
        </text:changed-region>
        <text:changed-region xml:id="ct140708179945392" text:id="ct140708179945392">
          <text:insertion>
            <office:change-info>
              <dc:creator>vHYIJuUSED@idethz.onmicrosoft.com</dc:creator>
              <dc:date>2020-10-16T15:11:00</dc:date>
            </office:change-info>
          </text:insertion>
        </text:changed-region>
        <text:changed-region xml:id="ct140708179951568" text:id="ct140708179951568">
          <text:deletion>
            <office:change-info>
              <dc:creator>vHYIJuUSED@idethz.onmicrosoft.com</dc:creator>
              <dc:date>2020-10-16T15:11:00</dc:date>
            </office:change-info>
            <text:p text:style-name="Standard"><text:span text:style-name="T3">, integriert werden</text:span></text:p>
          </text:deletion>
        </text:changed-region>
        <text:changed-region xml:id="ct140708179952672" text:id="ct140708179952672">
          <text:deletion>
            <office:change-info>
              <dc:creator>Unknown Author</dc:creator>
              <dc:date>2020-10-16T19:51:00</dc:date>
            </office:change-info>
            <text:p text:style-name="Standard"><text:span text:style-name="T3">Weiterhin sollte für die Zukunft Gedanken gemacht werden, wie weitere </text:span><text:span text:style-name="T3"><office:annotation office:name="__Annotation__325_408216099111111111111111111111"><dc:creator>vHYIJuUSED@idethz.onmicrosoft.com</dc:creator><dc:date>2020-10-16T15:13:00</dc:date><loext:sender-initials>v</loext:sender-initials><text:p>Hatted ihr das bereits tools, die die firma vorgeschlagen hat oder mussted ihr euch selber tools ausdenken?</text:p><text:p><text:span text:style-name="T33"></text:span></text:p></office:annotation></text:span><text:span text:style-name="T3">interne Tools </text:span><office:annotation-end office:name="__Annotation__325_408216099111111111111111111111"/><text:span text:style-name="T3">integriert werden sollen.</text:span></text:p>
          </text:deletion>
        </text:changed-region>
        <text:changed-region xml:id="ct140708179952256" text:id="ct140708179952256">
          <text:insertion>
            <office:change-info>
              <dc:creator>Unknown Author</dc:creator>
              <dc:date>2020-10-16T19:51:00</dc:date>
            </office:change-info>
          </text:insertion>
        </text:changed-region>
        <text:changed-region xml:id="ct140708179954672" text:id="ct140708179954672">
          <text:insertion>
            <office:change-info>
              <dc:creator>Unknown Author</dc:creator>
              <dc:date>2020-10-16T19:52:00</dc:date>
            </office:change-info>
          </text:insertion>
        </text:changed-region>
        <text:changed-region xml:id="ct140708179939168" text:id="ct140708179939168">
          <text:insertion>
            <office:change-info>
              <dc:creator>vHYIJuUSED@idethz.onmicrosoft.com</dc:creator>
              <dc:date>2020-10-16T15:12:00</dc:date>
            </office:change-info>
          </text:insertion>
        </text:changed-region>
        <text:changed-region xml:id="ct140708179325376" text:id="ct140708179325376">
          <text:insertion>
            <office:change-info>
              <dc:creator>vHYIJuUSED@idethz.onmicrosoft.com</dc:creator>
              <dc:date>2020-10-16T15:14:00</dc:date>
            </office:change-info>
          </text:insertion>
        </text:changed-region>
        <text:changed-region xml:id="ct140708180660800" text:id="ct140708180660800">
          <text:deletion>
            <office:change-info>
              <dc:creator>Unknown Author</dc:creator>
              <dc:date>2020-10-16T19:55:00</dc:date>
            </office:change-info>
            <text:p text:style-name="Standard"><text:span text:style-name="T3">sowohl </text:span></text:p>
          </text:deletion>
        </text:changed-region>
        <text:changed-region xml:id="ct140708180685408" text:id="ct140708180685408">
          <text:insertion>
            <office:change-info>
              <dc:creator>vHYIJuUSED@idethz.onmicrosoft.com</dc:creator>
              <dc:date>2020-10-16T15:14:00</dc:date>
            </office:change-info>
          </text:insertion>
        </text:changed-region>
        <text:changed-region xml:id="ct140708180677632" text:id="ct140708180677632">
          <text:deletion>
            <office:change-info>
              <dc:creator>Unknown Author</dc:creator>
              <dc:date>2020-10-16T19:55:00</dc:date>
            </office:change-info>
            <text:p text:style-name="Standard"><text:span text:style-name="T3">als auch</text:span></text:p>
          </text:deletion>
        </text:changed-region>
        <text:changed-region xml:id="ct140708180695472" text:id="ct140708180695472">
          <text:insertion>
            <office:change-info>
              <dc:creator>Unknown Author</dc:creator>
              <dc:date>2020-10-16T19:55:00</dc:date>
            </office:change-info>
          </text:insertion>
        </text:changed-region>
        <text:changed-region xml:id="ct140708180695696" text:id="ct140708180695696">
          <text:deletion>
            <office:change-info>
              <dc:creator>Unknown Author</dc:creator>
              <dc:date>2020-10-16T19:55:00</dc:date>
            </office:change-info>
            <text:p text:style-name="Standard"><text:span text:style-name="T5"><text:s/></text:span></text:p>
          </text:deletion>
        </text:changed-region>
        <text:changed-region xml:id="ct140708180696960" text:id="ct140708180696960">
          <text:insertion>
            <office:change-info>
              <dc:creator>vHYIJuUSED@idethz.onmicrosoft.com</dc:creator>
              <dc:date>2020-10-16T15:15:00</dc:date>
            </office:change-info>
          </text:insertion>
        </text:changed-region>
        <text:changed-region xml:id="ct140708180697808" text:id="ct140708180697808">
          <text:insertion>
            <office:change-info>
              <dc:creator>vHYIJuUSED@idethz.onmicrosoft.com</dc:creator>
              <dc:date>2020-10-16T15:14:00</dc:date>
            </office:change-info>
          </text:insertion>
        </text:changed-region>
        <text:changed-region xml:id="ct140708180698704" text:id="ct140708180698704">
          <text:insertion>
            <office:change-info>
              <dc:creator>vHYIJuUSED@idethz.onmicrosoft.com</dc:creator>
              <dc:date>2020-10-16T15:16:00</dc:date>
            </office:change-info>
          </text:insertion>
        </text:changed-region>
        <text:changed-region xml:id="ct140708180699600" text:id="ct140708180699600">
          <text:insertion>
            <office:change-info>
              <dc:creator>vHYIJuUSED@idethz.onmicrosoft.com</dc:creator>
              <dc:date>2020-10-16T15:14:00</dc:date>
            </office:change-info>
          </text:insertion>
        </text:changed-region>
        <text:changed-region xml:id="ct140708180700496" text:id="ct140708180700496">
          <text:insertion>
            <office:change-info>
              <dc:creator>vHYIJuUSED@idethz.onmicrosoft.com</dc:creator>
              <dc:date>2020-10-16T15:15:00</dc:date>
            </office:change-info>
          </text:insertion>
        </text:changed-region>
        <text:changed-region xml:id="ct140708180701440" text:id="ct140708180701440">
          <text:insertion>
            <office:change-info>
              <dc:creator>vHYIJuUSED@idethz.onmicrosoft.com</dc:creator>
              <dc:date>2020-10-16T15:17:00</dc:date>
            </office:change-info>
          </text:insertion>
        </text:changed-region>
        <text:changed-region xml:id="ct140708180702288" text:id="ct140708180702288">
          <text:insertion>
            <office:change-info>
              <dc:creator>vHYIJuUSED@idethz.onmicrosoft.com</dc:creator>
              <dc:date>2020-10-16T15:15:00</dc:date>
            </office:change-info>
          </text:insertion>
        </text:changed-region>
        <text:changed-region xml:id="ct140708180703152" text:id="ct140708180703152">
          <text:insertion>
            <office:change-info>
              <dc:creator>vHYIJuUSED@idethz.onmicrosoft.com</dc:creator>
              <dc:date>2020-10-16T15:16:00</dc:date>
            </office:change-info>
          </text:insertion>
        </text:changed-region>
        <text:changed-region xml:id="ct140708180703376" text:id="ct140708180703376">
          <text:deletion>
            <office:change-info>
              <dc:creator>vHYIJuUSED@idethz.onmicrosoft.com</dc:creator>
              <dc:date>2020-10-16T15:16:00</dc:date>
            </office:change-info>
            <text:p text:style-name="Standard"><text:span text:style-name="T3">Da nicht nur Personen </text:span></text:p>
          </text:deletion>
        </text:changed-region>
        <text:changed-region xml:id="ct140708180712736" text:id="ct140708180712736">
          <text:deletion>
            <office:change-info>
              <dc:creator>vHYIJuUSED@idethz.onmicrosoft.com</dc:creator>
              <dc:date>2020-10-16T15:16:00</dc:date>
            </office:change-info>
            <text:p text:style-name="Standard"><text:span text:style-name="T3">der SIHF die App installiert haben, sondern der grösste Teil aussenstehende Benutzer sind, sollte eine Funktion, welche nur für einige wenige Personen bestimmt ist, nicht ausversehen erreichbar sein. Vor allem eine solch heikle wie einen Access Pass. </text:span></text:p>
          </text:deletion>
        </text:changed-region>
        <text:changed-region xml:id="ct140708180718800" text:id="ct140708180718800">
          <text:deletion>
            <office:change-info>
              <dc:creator>vHYIJuUSED@idethz.onmicrosoft.com</dc:creator>
              <dc:date>2020-10-16T15:14:00</dc:date>
            </office:change-info>
            <text:p text:style-name="Standard"><text:span text:style-name="T3">von </text:span></text:p>
          </text:deletion>
        </text:changed-region>
        <text:changed-region xml:id="ct140708180698400" text:id="ct140708180698400">
          <text:insertion>
            <office:change-info>
              <dc:creator>Unknown Author</dc:creator>
              <dc:date>2020-10-16T19:56:00</dc:date>
            </office:change-info>
          </text:insertion>
        </text:changed-region>
        <text:changed-region xml:id="ct140708180697584" text:id="ct140708180697584">
          <text:deletion>
            <office:change-info>
              <dc:creator>Unknown Author</dc:creator>
              <dc:date>2020-10-16T19:56:00</dc:date>
            </office:change-info>
            <text:p text:style-name="Standard"><text:span text:style-name="T6">p</text:span></text:p>
          </text:deletion>
        </text:changed-region>
        <text:changed-region xml:id="ct140708180704384" text:id="ct140708180704384">
          <text:deletion>
            <office:change-info>
              <dc:creator>Unknown Author</dc:creator>
              <dc:date>2020-10-16T19:56:00</dc:date>
            </office:change-info>
            <text:p text:style-name="Standard"><text:span text:style-name="T3"><office:annotation><dc:creator>vHYIJuUSED@idethz.onmicrosoft.com</dc:creator><dc:date>2020-10-16T15:17:00</dc:date><loext:sender-initials>v</loext:sender-initials><text:p>Heisst das nicht tab?</text:p><text:p><text:span text:style-name="T33"></text:span></text:p></office:annotation></text:span><text:span text:style-name="T3">Zugang </text:span></text:p>
          </text:deletion>
        </text:changed-region>
        <text:changed-region xml:id="ct140708180693536" text:id="ct140708180693536">
          <text:deletion>
            <office:change-info>
              <dc:creator>vHYIJuUSED@idethz.onmicrosoft.com</dc:creator>
              <dc:date>2020-10-16T15:18:00</dc:date>
            </office:change-info>
            <text:p text:style-name="Standard"><text:span text:style-name="T3">aussenstehende </text:span></text:p>
          </text:deletion>
        </text:changed-region>
        <text:changed-region xml:id="ct140708180703600" text:id="ct140708180703600">
          <text:insertion>
            <office:change-info>
              <dc:creator>vHYIJuUSED@idethz.onmicrosoft.com</dc:creator>
              <dc:date>2020-10-16T15:18:00</dc:date>
            </office:change-info>
          </text:insertion>
        </text:changed-region>
        <text:changed-region xml:id="ct140708180685872" text:id="ct140708180685872">
          <text:insertion>
            <office:change-info>
              <dc:creator>vHYIJuUSED@idethz.onmicrosoft.com</dc:creator>
              <dc:date>2020-10-16T15:18:00</dc:date>
            </office:change-info>
          </text:insertion>
        </text:changed-region>
        <text:changed-region xml:id="ct140708180719152" text:id="ct140708180719152">
          <text:deletion>
            <office:change-info>
              <dc:creator>vHYIJuUSED@idethz.onmicrosoft.com</dc:creator>
              <dc:date>2020-10-16T15:18:00</dc:date>
            </office:change-info>
            <text:p text:style-name="Standard"><text:span text:style-name="T3">F</text:span></text:p>
          </text:deletion>
        </text:changed-region>
        <text:changed-region xml:id="ct140708179023056" text:id="ct140708179023056">
          <text:insertion>
            <office:change-info>
              <dc:creator>vHYIJuUSED@idethz.onmicrosoft.com</dc:creator>
              <dc:date>2020-10-16T15:17:00</dc:date>
            </office:change-info>
          </text:insertion>
        </text:changed-region>
        <text:changed-region xml:id="ct140708180663888" text:id="ct140708180663888">
          <text:insertion>
            <office:change-info>
              <dc:creator>vHYIJuUSED@idethz.onmicrosoft.com</dc:creator>
              <dc:date>2020-10-16T15:19:00</dc:date>
            </office:change-info>
          </text:insertion>
        </text:changed-region>
        <text:changed-region xml:id="ct140708179579088" text:id="ct140708179579088">
          <text:deletion>
            <office:change-info>
              <dc:creator>vHYIJuUSED@idethz.onmicrosoft.com</dc:creator>
              <dc:date>2020-10-16T15:19:00</dc:date>
            </office:change-info>
            <text:p text:style-name="Standard"><text:span text:style-name="T3">, dass man nicht einen eigenen in kurzer Zeit fälschen</text:span></text:p>
          </text:deletion>
        </text:changed-region>
        <text:changed-region xml:id="ct140708180698032" text:id="ct140708180698032">
          <text:insertion>
            <office:change-info>
              <dc:creator>vHYIJuUSED@idethz.onmicrosoft.com</dc:creator>
              <dc:date>2020-10-16T15:19:00</dc:date>
            </office:change-info>
          </text:insertion>
        </text:changed-region>
        <text:changed-region xml:id="ct140708180711728" text:id="ct140708180711728">
          <text:insertion>
            <office:change-info>
              <dc:creator>vHYIJuUSED@idethz.onmicrosoft.com</dc:creator>
              <dc:date>2020-10-16T15:20:00</dc:date>
            </office:change-info>
          </text:insertion>
        </text:changed-region>
        <text:changed-region xml:id="ct140708180723248" text:id="ct140708180723248">
          <text:deletion>
            <office:change-info>
              <dc:creator>vHYIJuUSED@idethz.onmicrosoft.com</dc:creator>
              <dc:date>2020-10-16T15:20:00</dc:date>
            </office:change-info>
            <text:p text:style-name="Standard"><text:span text:style-name="T3"><text:s/>kann oder einen alten braucht, der nicht mehr gültig ist</text:span></text:p>
          </text:deletion>
        </text:changed-region>
        <text:changed-region xml:id="ct140708179961904" text:id="ct140708179961904">
          <text:deletion>
            <office:change-info>
              <dc:creator>vHYIJuUSED@idethz.onmicrosoft.com</dc:creator>
              <dc:date>2020-10-16T15:20:00</dc:date>
            </office:change-info>
            <text:p text:style-name="Standard"><text:span text:style-name="T3">Komplett</text:span></text:p>
          </text:deletion>
        </text:changed-region>
        <text:changed-region xml:id="ct140708179962592" text:id="ct140708179962592">
          <text:insertion>
            <office:change-info>
              <dc:creator>vHYIJuUSED@idethz.onmicrosoft.com</dc:creator>
              <dc:date>2020-10-16T15:20:00</dc:date>
            </office:change-info>
          </text:insertion>
        </text:changed-region>
        <text:changed-region xml:id="ct140708179967088" text:id="ct140708179967088">
          <text:deletion>
            <office:change-info>
              <dc:creator>vHYIJuUSED@idethz.onmicrosoft.com</dc:creator>
              <dc:date>2020-10-16T15:20:00</dc:date>
            </office:change-info>
            <text:p text:style-name="Standard"><text:span text:style-name="T3">gehts </text:span></text:p>
          </text:deletion>
        </text:changed-region>
        <text:changed-region xml:id="ct140708180733440" text:id="ct140708180733440">
          <text:insertion>
            <office:change-info>
              <dc:creator>vHYIJuUSED@idethz.onmicrosoft.com</dc:creator>
              <dc:date>2020-10-16T15:20:00</dc:date>
            </office:change-info>
          </text:insertion>
        </text:changed-region>
        <text:changed-region xml:id="ct140708180745760" text:id="ct140708180745760">
          <text:deletion>
            <office:change-info>
              <dc:creator>vHYIJuUSED@idethz.onmicrosoft.com</dc:creator>
              <dc:date>2020-10-16T15:22:00</dc:date>
            </office:change-info>
            <text:p text:style-name="Standard"><text:span text:style-name="T3">besser </text:span></text:p>
          </text:deletion>
        </text:changed-region>
        <text:changed-region xml:id="ct140708180740912" text:id="ct140708180740912">
          <text:insertion>
            <office:change-info>
              <dc:creator>vHYIJuUSED@idethz.onmicrosoft.com</dc:creator>
              <dc:date>2020-10-16T15:22:00</dc:date>
            </office:change-info>
          </text:insertion>
        </text:changed-region>
        <text:changed-region xml:id="ct140708180741840" text:id="ct140708180741840">
          <text:insertion>
            <office:change-info>
              <dc:creator>vHYIJuUSED@idethz.onmicrosoft.com</dc:creator>
              <dc:date>2020-10-16T15:24:00</dc:date>
            </office:change-info>
          </text:insertion>
        </text:changed-region>
        <text:changed-region xml:id="ct140708180742736" text:id="ct140708180742736">
          <text:insertion>
            <office:change-info>
              <dc:creator>vHYIJuUSED@idethz.onmicrosoft.com</dc:creator>
              <dc:date>2020-10-16T15:22:00</dc:date>
            </office:change-info>
          </text:insertion>
        </text:changed-region>
        <text:changed-region xml:id="ct140708180743648" text:id="ct140708180743648">
          <text:insertion>
            <office:change-info>
              <dc:creator>vHYIJuUSED@idethz.onmicrosoft.com</dc:creator>
              <dc:date>2020-10-16T15:24:00</dc:date>
            </office:change-info>
          </text:insertion>
        </text:changed-region>
        <text:changed-region xml:id="ct140708180745248" text:id="ct140708180745248">
          <text:insertion>
            <office:change-info>
              <dc:creator>vHYIJuUSED@idethz.onmicrosoft.com</dc:creator>
              <dc:date>2020-10-16T15:24:00</dc:date>
            </office:change-info>
          </text:insertion>
        </text:changed-region>
        <text:changed-region xml:id="ct140708180746992" text:id="ct140708180746992">
          <text:deletion>
            <office:change-info>
              <dc:creator>vHYIJuUSED@idethz.onmicrosoft.com</dc:creator>
              <dc:date>2020-10-16T15:22:00</dc:date>
            </office:change-info>
            <text:p text:style-name="Standard"><text:span text:style-name="T3">und mehr die Ausstrahlung wie  ein Festival haben als wie ein Kinderevent</text:span></text:p>
          </text:deletion>
        </text:changed-region>
        <text:changed-region xml:id="ct140708180746768" text:id="ct140708180746768">
          <text:deletion>
            <office:change-info>
              <dc:creator>vHYIJuUSED@idethz.onmicrosoft.com</dc:creator>
              <dc:date>2020-10-16T15:23:00</dc:date>
            </office:change-info>
            <text:p text:style-name="Standard"><text:span text:style-name="T3"><text:s/></text:span></text:p>
          </text:deletion>
        </text:changed-region>
        <text:changed-region xml:id="ct140708180747968" text:id="ct140708180747968">
          <text:deletion>
            <office:change-info>
              <dc:creator>vHYIJuUSED@idethz.onmicrosoft.com</dc:creator>
              <dc:date>2020-10-16T15:23:00</dc:date>
            </office:change-info>
            <text:p text:style-name="Standard"><text:span text:style-name="T3">.</text:span></text:p>
          </text:deletion>
        </text:changed-region>
        <text:changed-region xml:id="ct140708180753952" text:id="ct140708180753952">
          <text:deletion>
            <office:change-info>
              <dc:creator>vHYIJuUSED@idethz.onmicrosoft.com</dc:creator>
              <dc:date>2020-10-16T15:24:00</dc:date>
            </office:change-info>
            <text:p text:style-name="Standard"><text:span text:style-name="T3">Denn das Seenachtfest hat mehr zu bieten als Vereinsbeizen und Blasmusik. </text:span></text:p>
            <text:p text:style-name="Standard"><text:span text:style-name="T3"/></text:p>
          </text:deletion>
        </text:changed-region>
        <text:changed-region xml:id="ct140708179983120" text:id="ct140708179983120">
          <text:insertion>
            <office:change-info>
              <dc:creator>vHYIJuUSED@idethz.onmicrosoft.com</dc:creator>
              <dc:date>2020-10-16T15:24:00</dc:date>
            </office:change-info>
          </text:insertion>
        </text:changed-region>
        <text:changed-region xml:id="ct140708180685632" text:id="ct140708180685632">
          <text:insertion>
            <office:change-info>
              <dc:creator>vHYIJuUSED@idethz.onmicrosoft.com</dc:creator>
              <dc:date>2020-10-16T15:25:00</dc:date>
            </office:change-info>
          </text:insertion>
        </text:changed-region>
        <text:changed-region xml:id="ct140708179365536" text:id="ct140708179365536">
          <text:insertion>
            <office:change-info>
              <dc:creator>vHYIJuUSED@idethz.onmicrosoft.com</dc:creator>
              <dc:date>2020-10-16T15:26:00</dc:date>
            </office:change-info>
          </text:insertion>
        </text:changed-region>
        <text:changed-region xml:id="ct140708180723888" text:id="ct140708180723888">
          <text:deletion>
            <office:change-info>
              <dc:creator>vHYIJuUSED@idethz.onmicrosoft.com</dc:creator>
              <dc:date>2020-10-16T15:25:00</dc:date>
            </office:change-info>
            <text:p text:style-name="Standard"><text:span text:style-name="T3">so </text:span></text:p>
          </text:deletion>
        </text:changed-region>
        <text:changed-region xml:id="ct140708179578752" text:id="ct140708179578752">
          <text:deletion>
            <office:change-info>
              <dc:creator>vHYIJuUSED@idethz.onmicrosoft.com</dc:creator>
              <dc:date>2020-10-16T15:26:00</dc:date>
            </office:change-info>
            <text:p text:style-name="Standard"><text:span text:style-name="T3"><text:s/>für ein Festival welches diverse Künstler im Programm hat und viele Verschiedene Angebote für eine grosses und diverses Publikum</text:span></text:p>
          </text:deletion>
        </text:changed-region>
        <text:changed-region xml:id="ct140708179388960" text:id="ct140708179388960">
          <text:deletion>
            <office:change-info>
              <dc:creator>vHYIJuUSED@idethz.onmicrosoft.com</dc:creator>
              <dc:date>2020-10-16T15:27:00</dc:date>
            </office:change-info>
            <text:p text:style-name="Standard"><text:span text:style-name="T3">auch noch </text:span></text:p>
          </text:deletion>
        </text:changed-region>
        <text:changed-region xml:id="ct140708179465136" text:id="ct140708179465136">
          <text:insertion>
            <office:change-info>
              <dc:creator>Unknown Author</dc:creator>
              <dc:date>2020-10-16T20:00:00</dc:date>
            </office:change-info>
          </text:insertion>
        </text:changed-region>
        <text:changed-region xml:id="ct140708180742496" text:id="ct140708180742496">
          <text:deletion>
            <office:change-info>
              <dc:creator>Unknown Author</dc:creator>
              <dc:date>2020-10-16T20:00:00</dc:date>
            </office:change-info>
            <text:p text:style-name="Standard"><text:span text:style-name="T7"><office:annotation><dc:creator>vHYIJuUSED@idethz.onmicrosoft.com</dc:creator><dc:date>2020-10-16T15:27:00</dc:date><loext:sender-initials>v</loext:sender-initials><text:p>Gibt es hier ein deutsches wort?</text:p></office:annotation></text:span></text:p>
          </text:deletion>
        </text:changed-region>
        <text:changed-region xml:id="ct140708180738816" text:id="ct140708180738816">
          <text:insertion>
            <office:change-info>
              <dc:creator>vHYIJuUSED@idethz.onmicrosoft.com</dc:creator>
              <dc:date>2020-10-16T15:27:00</dc:date>
            </office:change-info>
          </text:insertion>
        </text:changed-region>
        <text:changed-region xml:id="ct140708179997104" text:id="ct140708179997104">
          <text:insertion>
            <office:change-info>
              <dc:creator>vHYIJuUSED@idethz.onmicrosoft.com</dc:creator>
              <dc:date>2020-10-16T15:32:00</dc:date>
            </office:change-info>
          </text:insertion>
        </text:changed-region>
        <text:changed-region xml:id="ct140708180759552" text:id="ct140708180759552">
          <text:deletion>
            <office:change-info>
              <dc:creator>vHYIJuUSED@idethz.onmicrosoft.com</dc:creator>
              <dc:date>2020-10-16T15:32:00</dc:date>
            </office:change-info>
            <text:p text:style-name="Standard"><text:span text:style-name="T3">Keine kohärenten</text:span></text:p>
          </text:deletion>
        </text:changed-region>
        <text:changed-region xml:id="ct140708180771168" text:id="ct140708180771168">
          <text:insertion>
            <office:change-info>
              <dc:creator>vHYIJuUSED@idethz.onmicrosoft.com</dc:creator>
              <dc:date>2020-10-16T15:32:00</dc:date>
            </office:change-info>
          </text:insertion>
        </text:changed-region>
        <text:changed-region xml:id="ct140708180777856" text:id="ct140708180777856">
          <text:insertion>
            <office:change-info>
              <dc:creator>vHYIJuUSED@idethz.onmicrosoft.com</dc:creator>
              <dc:date>2020-10-16T15:32:00</dc:date>
            </office:change-info>
          </text:insertion>
        </text:changed-region>
        <text:changed-region xml:id="ct140708180779664" text:id="ct140708180779664">
          <text:insertion>
            <office:change-info>
              <dc:creator>vHYIJuUSED@idethz.onmicrosoft.com</dc:creator>
              <dc:date>2020-10-16T15:32:00</dc:date>
            </office:change-info>
          </text:insertion>
        </text:changed-region>
        <text:changed-region xml:id="ct140708180780672" text:id="ct140708180780672">
          <text:deletion>
            <office:change-info>
              <dc:creator>vHYIJuUSED@idethz.onmicrosoft.com</dc:creator>
              <dc:date>2020-10-16T15:32:00</dc:date>
            </office:change-info>
            <text:p text:style-name="Standard"><text:span text:style-name="T8">n</text:span></text:p>
          </text:deletion>
        </text:changed-region>
        <text:changed-region xml:id="ct140708180781760" text:id="ct140708180781760">
          <text:deletion>
            <office:change-info>
              <dc:creator>Unknown Author</dc:creator>
              <dc:date>2020-10-16T20:02:00</dc:date>
            </office:change-info>
            <text:p text:style-name="Standard"><text:span text:style-name="T8"><text:s/></text:span><office:annotation office:name="__Annotation__510_408216099111111111111111111"><dc:creator>vHYIJuUSED@idethz.onmicrosoft.com</dc:creator><dc:date>2020-10-16T15:33:00</dc:date><loext:sender-initials>v</loext:sender-initials><text:p>Hätte jetzt eher geschrieben ein budget eingehalten werden? Wieso im vordergrund? Im vordergrund sollte doch eigentlich die ausarbeitung neuer kommunikationsmittel stehen</text:p></office:annotation><text:span text:style-name="T8">Dabei sollte das Budget im Vordergrund stehen</text:span><office:annotation-end office:name="__Annotation__510_408216099111111111111111111"/><text:span text:style-name="T8">.</text:span></text:p>
            <text:p text:style-name="Standard"><text:span text:style-name="T8"/></text:p>
          </text:deletion>
        </text:changed-region>
        <text:changed-region xml:id="ct140708180781440" text:id="ct140708180781440">
          <text:insertion>
            <office:change-info>
              <dc:creator>vHYIJuUSED@idethz.onmicrosoft.com</dc:creator>
              <dc:date>2020-10-16T15:32:00</dc:date>
            </office:change-info>
          </text:insertion>
        </text:changed-region>
        <text:changed-region xml:id="ct140708180790784" text:id="ct140708180790784">
          <text:insertion>
            <office:change-info>
              <dc:creator>vHYIJuUSED@idethz.onmicrosoft.com</dc:creator>
              <dc:date>2020-10-16T15:34:00</dc:date>
            </office:change-info>
          </text:insertion>
        </text:changed-region>
        <text:changed-region xml:id="ct140708180785840" text:id="ct140708180785840">
          <text:insertion>
            <office:change-info>
              <dc:creator>vHYIJuUSED@idethz.onmicrosoft.com</dc:creator>
              <dc:date>2020-10-16T15:34:00</dc:date>
            </office:change-info>
          </text:insertion>
        </text:changed-region>
        <text:changed-region xml:id="ct140708180786064" text:id="ct140708180786064">
          <text:deletion>
            <office:change-info>
              <dc:creator>vHYIJuUSED@idethz.onmicrosoft.com</dc:creator>
              <dc:date>2020-10-16T15:34:00</dc:date>
            </office:change-info>
            <text:p text:style-name="Standard"><text:span text:style-name="T3">, welcher professionell wirkt </text:span></text:p>
          </text:deletion>
        </text:changed-region>
        <text:changed-region xml:id="ct140708180789376" text:id="ct140708180789376">
          <text:insertion>
            <office:change-info>
              <dc:creator>vHYIJuUSED@idethz.onmicrosoft.com</dc:creator>
              <dc:date>2020-10-16T15:36:00</dc:date>
            </office:change-info>
          </text:insertion>
        </text:changed-region>
        <text:changed-region xml:id="ct140708180790464" text:id="ct140708180790464">
          <text:deletion>
            <office:change-info>
              <dc:creator>vHYIJuUSED@idethz.onmicrosoft.com</dc:creator>
              <dc:date>2020-10-16T15:34:00</dc:date>
            </office:change-info>
            <text:p text:style-name="Standard"><text:span text:style-name="T3">tätigkeiten</text:span></text:p>
          </text:deletion>
        </text:changed-region>
        <text:changed-region xml:id="ct140708180792560" text:id="ct140708180792560">
          <text:insertion>
            <office:change-info>
              <dc:creator>vHYIJuUSED@idethz.onmicrosoft.com</dc:creator>
              <dc:date>2020-10-16T15:34:00</dc:date>
            </office:change-info>
          </text:insertion>
        </text:changed-region>
        <text:changed-region xml:id="ct140708180793632" text:id="ct140708180793632">
          <text:insertion>
            <office:change-info>
              <dc:creator>vHYIJuUSED@idethz.onmicrosoft.com</dc:creator>
              <dc:date>2020-10-16T15:35:00</dc:date>
            </office:change-info>
          </text:insertion>
        </text:changed-region>
        <text:changed-region xml:id="ct140708180793936" text:id="ct140708180793936">
          <text:deletion>
            <office:change-info>
              <dc:creator>vHYIJuUSED@idethz.onmicrosoft.com</dc:creator>
              <dc:date>2020-10-16T15:34:00</dc:date>
            </office:change-info>
            <text:p text:style-name="Standard"><text:span text:style-name="T3">,</text:span></text:p>
          </text:deletion>
        </text:changed-region>
        <text:changed-region xml:id="ct140708180794256" text:id="ct140708180794256">
          <text:deletion>
            <office:change-info>
              <dc:creator>Unknown Author</dc:creator>
              <dc:date>2020-10-16T20:05:00</dc:date>
            </office:change-info>
            <text:p text:style-name="Standard"><text:span text:style-name="T3"/></text:p>
            <text:p text:style-name="Standard"><text:span text:style-name="T3"/></text:p>
          </text:deletion>
        </text:changed-region>
        <text:changed-region xml:id="ct140708180795232" text:id="ct140708180795232">
          <text:deletion>
            <office:change-info>
              <dc:creator>Unknown Author</dc:creator>
              <dc:date>2020-10-16T20:05:00</dc:date>
            </office:change-info>
            <text:p text:style-name="Standard"><text:span text:style-name="T3">Sport und </text:span></text:p>
          </text:deletion>
        </text:changed-region>
        <text:changed-region xml:id="ct140708180801104" text:id="ct140708180801104">
          <text:insertion>
            <office:change-info>
              <dc:creator>vHYIJuUSED@idethz.onmicrosoft.com</dc:creator>
              <dc:date>2020-10-16T15:35:00</dc:date>
            </office:change-info>
          </text:insertion>
        </text:changed-region>
        <text:changed-region xml:id="ct140708179737568" text:id="ct140708179737568">
          <text:deletion>
            <office:change-info>
              <dc:creator>vHYIJuUSED@idethz.onmicrosoft.com</dc:creator>
              <dc:date>2020-10-16T15:35:00</dc:date>
            </office:change-info>
            <text:p text:style-name="Standard"><text:span text:style-name="T3">, alle </text:span></text:p>
          </text:deletion>
        </text:changed-region>
        <text:changed-region xml:id="ct140708179984592" text:id="ct140708179984592">
          <text:insertion>
            <office:change-info>
              <dc:creator>vHYIJuUSED@idethz.onmicrosoft.com</dc:creator>
              <dc:date>2020-10-16T15:35:00</dc:date>
            </office:change-info>
          </text:insertion>
        </text:changed-region>
        <text:changed-region xml:id="ct140708179985552" text:id="ct140708179985552">
          <text:deletion>
            <office:change-info>
              <dc:creator>vHYIJuUSED@idethz.onmicrosoft.com</dc:creator>
              <dc:date>2020-10-16T15:35:00</dc:date>
            </office:change-info>
            <text:p text:style-name="Standard"><text:span text:style-name="T3">m</text:span></text:p>
          </text:deletion>
        </text:changed-region>
        <text:changed-region xml:id="ct140708179994688" text:id="ct140708179994688">
          <text:insertion>
            <office:change-info>
              <dc:creator>vHYIJuUSED@idethz.onmicrosoft.com</dc:creator>
              <dc:date>2020-10-16T15:36:00</dc:date>
            </office:change-info>
          </text:insertion>
        </text:changed-region>
        <text:changed-region xml:id="ct140708179994912" text:id="ct140708179994912">
          <text:deletion>
            <office:change-info>
              <dc:creator>vHYIJuUSED@idethz.onmicrosoft.com</dc:creator>
              <dc:date>2020-10-16T15:36:00</dc:date>
            </office:change-info>
            <text:p text:style-name="Standard"><text:span text:style-name="T3">. Zudem auch das sehr begrenzte Budget, </text:span></text:p>
          </text:deletion>
        </text:changed-region>
        <text:changed-region xml:id="ct140708180795584" text:id="ct140708180795584">
          <text:insertion>
            <office:change-info>
              <dc:creator>vHYIJuUSED@idethz.onmicrosoft.com</dc:creator>
              <dc:date>2020-10-16T15:36:00</dc:date>
            </office:change-info>
          </text:insertion>
        </text:changed-region>
        <text:changed-region xml:id="ct140708180782304" text:id="ct140708180782304">
          <text:deletion>
            <office:change-info>
              <dc:creator>Unknown Author</dc:creator>
              <dc:date>2020-10-16T20:09:00</dc:date>
            </office:change-info>
            <text:p text:style-name="Standard"><text:span text:style-name="T3">konnte</text:span></text:p>
          </text:deletion>
        </text:changed-region>
        <text:changed-region xml:id="ct140708180001392" text:id="ct140708180001392">
          <text:insertion>
            <office:change-info>
              <dc:creator>Unknown Author</dc:creator>
              <dc:date>2020-10-16T20:09:00</dc:date>
            </office:change-info>
          </text:insertion>
        </text:changed-region>
        <text:changed-region xml:id="ct140708180003408" text:id="ct140708180003408">
          <text:insertion>
            <office:change-info>
              <dc:creator>vHYIJuUSED@idethz.onmicrosoft.com</dc:creator>
              <dc:date>2020-10-16T15:36:00</dc:date>
            </office:change-info>
          </text:insertion>
        </text:changed-region>
        <text:changed-region xml:id="ct140708179992560" text:id="ct140708179992560">
          <text:insertion>
            <office:change-info>
              <dc:creator>vHYIJuUSED@idethz.onmicrosoft.com</dc:creator>
              <dc:date>2020-10-16T15:36:00</dc:date>
            </office:change-info>
          </text:insertion>
        </text:changed-region>
        <text:changed-region xml:id="ct140708179992144" text:id="ct140708179992144">
          <text:deletion>
            <office:change-info>
              <dc:creator>vHYIJuUSED@idethz.onmicrosoft.com</dc:creator>
              <dc:date>2020-10-16T15:36:00</dc:date>
            </office:change-info>
            <text:p text:style-name="Standard"><text:span text:style-name="T3">D</text:span></text:p>
          </text:deletion>
        </text:changed-region>
        <text:changed-region xml:id="ct140708180006928" text:id="ct140708180006928">
          <text:deletion>
            <office:change-info>
              <dc:creator>vHYIJuUSED@idethz.onmicrosoft.com</dc:creator>
              <dc:date>2020-10-16T15:36:00</dc:date>
            </office:change-info>
            <text:p text:style-name="Standard"><text:span text:style-name="T3">reduktion</text:span></text:p>
          </text:deletion>
        </text:changed-region>
        <text:changed-region xml:id="ct140708180005920" text:id="ct140708180005920">
          <text:insertion>
            <office:change-info>
              <dc:creator>vHYIJuUSED@idethz.onmicrosoft.com</dc:creator>
              <dc:date>2020-10-16T15:36:00</dc:date>
            </office:change-info>
          </text:insertion>
        </text:changed-region>
        <text:changed-region xml:id="ct140708180004304" text:id="ct140708180004304">
          <text:insertion>
            <office:change-info>
              <dc:creator>vHYIJuUSED@idethz.onmicrosoft.com</dc:creator>
              <dc:date>2020-10-16T15:36:00</dc:date>
            </office:change-info>
          </text:insertion>
        </text:changed-region>
        <text:changed-region xml:id="ct140708180003632" text:id="ct140708180003632">
          <text:deletion>
            <office:change-info>
              <dc:creator>vHYIJuUSED@idethz.onmicrosoft.com</dc:creator>
              <dc:date>2020-10-16T15:36:00</dc:date>
            </office:change-info>
            <text:p text:style-name="Standard"><text:span text:style-name="T3"><text:s/>sollte der grösste Teil der Kosten </text:span></text:p>
          </text:deletion>
        </text:changed-region>
        <text:changed-region xml:id="ct140708180013296" text:id="ct140708180013296">
          <text:insertion>
            <office:change-info>
              <dc:creator>vHYIJuUSED@idethz.onmicrosoft.com</dc:creator>
              <dc:date>2020-10-16T15:37:00</dc:date>
            </office:change-info>
          </text:insertion>
        </text:changed-region>
        <text:changed-region xml:id="ct140708180012880" text:id="ct140708180012880">
          <text:deletion>
            <office:change-info>
              <dc:creator>vHYIJuUSED@idethz.onmicrosoft.com</dc:creator>
              <dc:date>2020-10-16T15:37:00</dc:date>
            </office:change-info>
            <text:p text:style-name="Standard"><text:span text:style-name="T3"><text:s/>und </text:span></text:p>
          </text:deletion>
        </text:changed-region>
        <text:changed-region xml:id="ct140708180014496" text:id="ct140708180014496">
          <text:deletion>
            <office:change-info>
              <dc:creator>Unknown Author</dc:creator>
              <dc:date>2020-10-16T20:11:00</dc:date>
            </office:change-info>
            <text:p text:style-name="Standard"><text:span text:style-name="T3">e</text:span></text:p>
          </text:deletion>
        </text:changed-region>
        <text:changed-region xml:id="ct140708180016096" text:id="ct140708180016096">
          <text:insertion>
            <office:change-info>
              <dc:creator>Unknown Author</dc:creator>
              <dc:date>2020-10-16T20:10:00</dc:date>
            </office:change-info>
          </text:insertion>
        </text:changed-region>
        <text:changed-region xml:id="ct140708180018656" text:id="ct140708180018656">
          <text:insertion>
            <office:change-info>
              <dc:creator>Unknown Author</dc:creator>
              <dc:date>2020-10-16T20:11:00</dc:date>
            </office:change-info>
          </text:insertion>
        </text:changed-region>
        <text:changed-region xml:id="ct140708180018880" text:id="ct140708180018880">
          <text:deletion>
            <office:change-info>
              <dc:creator>Unknown Author</dc:creator>
              <dc:date>2020-10-16T20:11:00</dc:date>
            </office:change-info>
            <text:p text:style-name="Standard"><text:span text:style-name="T9">, welche alle unterschiedlich angewendet werden.</text:span></text:p>
          </text:deletion>
        </text:changed-region>
        <text:changed-region xml:id="ct140708180019680" text:id="ct140708180019680">
          <text:deletion>
            <office:change-info>
              <dc:creator>vHYIJuUSED@idethz.onmicrosoft.com</dc:creator>
              <dc:date>2020-10-16T15:37:00</dc:date>
            </office:change-info>
            <text:p text:style-name="Standard"><text:span text:style-name="T3">unterschiede</text:span></text:p>
          </text:deletion>
        </text:changed-region>
        <text:changed-region xml:id="ct140708180020544" text:id="ct140708180020544">
          <text:insertion>
            <office:change-info>
              <dc:creator>vHYIJuUSED@idethz.onmicrosoft.com</dc:creator>
              <dc:date>2020-10-16T15:37:00</dc:date>
            </office:change-info>
          </text:insertion>
        </text:changed-region>
        <text:changed-region xml:id="ct140708179995136" text:id="ct140708179995136">
          <text:insertion>
            <office:change-info>
              <dc:creator>vHYIJuUSED@idethz.onmicrosoft.com</dc:creator>
              <dc:date>2020-10-16T15:36:00</dc:date>
            </office:change-info>
          </text:insertion>
        </text:changed-region>
        <text:changed-region xml:id="ct140708180794768" text:id="ct140708180794768">
          <text:insertion>
            <office:change-info>
              <dc:creator>vHYIJuUSED@idethz.onmicrosoft.com</dc:creator>
              <dc:date>2020-10-16T15:39:00</dc:date>
            </office:change-info>
          </text:insertion>
        </text:changed-region>
        <text:changed-region xml:id="ct140708180830672" text:id="ct140708180830672">
          <text:deletion>
            <office:change-info>
              <dc:creator>vHYIJuUSED@idethz.onmicrosoft.com</dc:creator>
              <dc:date>2020-10-16T15:39:00</dc:date>
            </office:change-info>
            <text:p text:style-name="Standard"><text:span text:style-name="T3">Kosten zu sparen für </text:span></text:p>
          </text:deletion>
        </text:changed-region>
        <text:changed-region xml:id="ct140708180814848" text:id="ct140708180814848">
          <text:deletion>
            <office:change-info>
              <dc:creator>vHYIJuUSED@idethz.onmicrosoft.com</dc:creator>
              <dc:date>2020-10-16T15:38:00</dc:date>
            </office:change-info>
            <text:p text:style-name="Standard"><text:span text:style-name="T3">noch die </text:span></text:p>
          </text:deletion>
        </text:changed-region>
        <text:changed-region xml:id="ct140708180814624" text:id="ct140708180814624">
          <text:deletion>
            <office:change-info>
              <dc:creator>vHYIJuUSED@idethz.onmicrosoft.com</dc:creator>
              <dc:date>2020-10-16T15:39:00</dc:date>
            </office:change-info>
            <text:p text:style-name="Standard"><text:span text:style-name="T3">Um </text:span></text:p>
          </text:deletion>
        </text:changed-region>
        <text:changed-region xml:id="ct140708180011504" text:id="ct140708180011504">
          <text:insertion>
            <office:change-info>
              <dc:creator>vHYIJuUSED@idethz.onmicrosoft.com</dc:creator>
              <dc:date>2020-10-16T15:39:00</dc:date>
            </office:change-info>
          </text:insertion>
        </text:changed-region>
        <text:changed-region xml:id="ct140708179831504" text:id="ct140708179831504">
          <text:deletion>
            <office:change-info>
              <dc:creator>vHYIJuUSED@idethz.onmicrosoft.com</dc:creator>
              <dc:date>2020-10-16T15:39:00</dc:date>
            </office:change-info>
            <text:p text:style-name="Standard"><text:span text:style-name="T3">aufzubauen oder auch die Texte zu übersetzen, wurde </text:span></text:p>
          </text:deletion>
        </text:changed-region>
        <text:changed-region xml:id="ct140708179986304" text:id="ct140708179986304">
          <text:insertion>
            <office:change-info>
              <dc:creator>vHYIJuUSED@idethz.onmicrosoft.com</dc:creator>
              <dc:date>2020-10-16T15:39:00</dc:date>
            </office:change-info>
          </text:insertion>
        </text:changed-region>
        <text:changed-region xml:id="ct140708179959056" text:id="ct140708179959056">
          <text:deletion>
            <office:change-info>
              <dc:creator>vHYIJuUSED@idethz.onmicrosoft.com</dc:creator>
              <dc:date>2020-10-16T15:39:00</dc:date>
            </office:change-info>
            <text:p text:style-name="Standard"><text:span text:style-name="T3">a</text:span></text:p>
          </text:deletion>
        </text:changed-region>
        <text:changed-region xml:id="ct140708180011984" text:id="ct140708180011984">
          <text:insertion>
            <office:change-info>
              <dc:creator>vHYIJuUSED@idethz.onmicrosoft.com</dc:creator>
              <dc:date>2020-10-16T15:40:00</dc:date>
            </office:change-info>
          </text:insertion>
        </text:changed-region>
        <text:changed-region xml:id="ct140708179985968" text:id="ct140708179985968">
          <text:deletion>
            <office:change-info>
              <dc:creator>vHYIJuUSED@idethz.onmicrosoft.com</dc:creator>
              <dc:date>2020-10-16T15:40:00</dc:date>
            </office:change-info>
            <text:p text:style-name="Standard"><text:span text:style-name="T3">m</text:span></text:p>
          </text:deletion>
        </text:changed-region>
        <text:changed-region xml:id="ct140708180000096" text:id="ct140708180000096">
          <text:deletion>
            <office:change-info>
              <dc:creator>vHYIJuUSED@idethz.onmicrosoft.com</dc:creator>
              <dc:date>2020-10-16T15:40:00</dc:date>
            </office:change-info>
            <text:p text:style-name="Standard"><text:span text:style-name="T3">einfach </text:span></text:p>
          </text:deletion>
        </text:changed-region>
        <text:changed-region xml:id="ct140708180024080" text:id="ct140708180024080">
          <text:insertion>
            <office:change-info>
              <dc:creator>vHYIJuUSED@idethz.onmicrosoft.com</dc:creator>
              <dc:date>2020-10-16T15:40:00</dc:date>
            </office:change-info>
          </text:insertion>
        </text:changed-region>
        <text:changed-region xml:id="ct140708180004992" text:id="ct140708180004992">
          <text:insertion>
            <office:change-info>
              <dc:creator>Unknown Author</dc:creator>
              <dc:date>2020-10-16T20:14:00</dc:date>
            </office:change-info>
          </text:insertion>
        </text:changed-region>
        <text:changed-region xml:id="ct140708180805040" text:id="ct140708180805040">
          <text:insertion>
            <office:change-info>
              <dc:creator>Unknown Author</dc:creator>
              <dc:date>2020-10-16T20:21:00</dc:date>
            </office:change-info>
          </text:insertion>
        </text:changed-region>
        <text:changed-region xml:id="ct140708179472192" text:id="ct140708179472192">
          <text:insertion>
            <office:change-info>
              <dc:creator>Unknown Author</dc:creator>
              <dc:date>2020-10-16T20:15:00</dc:date>
            </office:change-info>
          </text:insertion>
        </text:changed-region>
        <text:changed-region xml:id="ct140708179953712" text:id="ct140708179953712">
          <text:insertion>
            <office:change-info>
              <dc:creator>vHYIJuUSED@idethz.onmicrosoft.com</dc:creator>
              <dc:date>2020-10-16T15:41:00</dc:date>
            </office:change-info>
          </text:insertion>
        </text:changed-region>
        <text:changed-region xml:id="ct140708180032128" text:id="ct140708180032128">
          <text:insertion>
            <office:change-info>
              <dc:creator>vHYIJuUSED@idethz.onmicrosoft.com</dc:creator>
              <dc:date>2020-10-16T15:43:00</dc:date>
            </office:change-info>
          </text:insertion>
        </text:changed-region>
        <text:changed-region xml:id="ct140708180035664" text:id="ct140708180035664">
          <text:insertion>
            <office:change-info>
              <dc:creator>vHYIJuUSED@idethz.onmicrosoft.com</dc:creator>
              <dc:date>2020-10-16T15:43:00</dc:date>
            </office:change-info>
          </text:insertion>
        </text:changed-region>
        <text:changed-region xml:id="ct140708180035888" text:id="ct140708180035888">
          <text:deletion>
            <office:change-info>
              <dc:creator>vHYIJuUSED@idethz.onmicrosoft.com</dc:creator>
              <dc:date>2020-10-16T15:43:00</dc:date>
            </office:change-info>
            <text:p text:style-name="Standard"><text:span text:style-name="T3">..</text:span></text:p>
          </text:deletion>
        </text:changed-region>
        <text:changed-region xml:id="ct140708180860416" text:id="ct140708180860416">
          <text:deletion>
            <office:change-info>
              <dc:creator>vHYIJuUSED@idethz.onmicrosoft.com</dc:creator>
              <dc:date>2020-10-16T15:44:00</dc:date>
            </office:change-info>
            <text:p text:style-name="Standard"><text:span text:style-name="T3">entstanden sind </text:span></text:p>
          </text:deletion>
        </text:changed-region>
        <text:changed-region xml:id="ct140708180839168" text:id="ct140708180839168">
          <text:insertion>
            <office:change-info>
              <dc:creator>vHYIJuUSED@idethz.onmicrosoft.com</dc:creator>
              <dc:date>2020-10-16T15:44:00</dc:date>
            </office:change-info>
          </text:insertion>
        </text:changed-region>
        <text:changed-region xml:id="ct140708180043168" text:id="ct140708180043168">
          <text:deletion>
            <office:change-info>
              <dc:creator>Unknown Author</dc:creator>
              <dc:date>2020-10-16T20:39:00</dc:date>
            </office:change-info>
            <text:p text:style-name="Standard"><text:span text:style-name="T3">was</text:span></text:p>
          </text:deletion>
        </text:changed-region>
        <text:changed-region xml:id="ct140708180042832" text:id="ct140708180042832">
          <text:insertion>
            <office:change-info>
              <dc:creator>Unknown Author</dc:creator>
              <dc:date>2020-10-16T20:39:00</dc:date>
            </office:change-info>
          </text:insertion>
        </text:changed-region>
        <text:changed-region xml:id="ct140708180042496" text:id="ct140708180042496">
          <text:deletion>
            <office:change-info>
              <dc:creator>vHYIJuUSED@idethz.onmicrosoft.com</dc:creator>
              <dc:date>2020-10-16T15:45:00</dc:date>
            </office:change-info>
            <text:p text:style-name="Standard"><text:span text:style-name="T3">auch </text:span></text:p>
          </text:deletion>
        </text:changed-region>
        <text:changed-region xml:id="ct140708180042160" text:id="ct140708180042160">
          <text:deletion>
            <office:change-info>
              <dc:creator>vHYIJuUSED@idethz.onmicrosoft.com</dc:creator>
              <dc:date>2020-10-16T15:45:00</dc:date>
            </office:change-info>
            <text:p text:style-name="Standard"><text:span text:style-name="T3">was </text:span></text:p>
          </text:deletion>
        </text:changed-region>
        <text:changed-region xml:id="ct140708180041568" text:id="ct140708180041568">
          <text:insertion>
            <office:change-info>
              <dc:creator>vHYIJuUSED@idethz.onmicrosoft.com</dc:creator>
              <dc:date>2020-10-16T15:45:00</dc:date>
            </office:change-info>
          </text:insertion>
        </text:changed-region>
        <text:changed-region xml:id="ct140708180038416" text:id="ct140708180038416">
          <text:deletion>
            <office:change-info>
              <dc:creator>vHYIJuUSED@idethz.onmicrosoft.com</dc:creator>
              <dc:date>2020-10-16T15:45:00</dc:date>
            </office:change-info>
            <text:p text:style-name="Standard"><text:span text:style-name="T3">neues</text:span></text:p>
          </text:deletion>
        </text:changed-region>
        <text:changed-region xml:id="ct140708180037744" text:id="ct140708180037744">
          <text:insertion>
            <office:change-info>
              <dc:creator>vHYIJuUSED@idethz.onmicrosoft.com</dc:creator>
              <dc:date>2020-10-16T15:45:00</dc:date>
            </office:change-info>
          </text:insertion>
        </text:changed-region>
        <text:changed-region xml:id="ct140708180037072" text:id="ct140708180037072">
          <text:deletion>
            <office:change-info>
              <dc:creator>vHYIJuUSED@idethz.onmicrosoft.com</dc:creator>
              <dc:date>2020-10-16T15:45:00</dc:date>
            </office:change-info>
            <text:p text:style-name="Standard"><text:span text:style-name="T3">bleiben</text:span></text:p>
          </text:deletion>
        </text:changed-region>
        <text:changed-region xml:id="ct140708180034912" text:id="ct140708180034912">
          <text:insertion>
            <office:change-info>
              <dc:creator>vHYIJuUSED@idethz.onmicrosoft.com</dc:creator>
              <dc:date>2020-10-16T15:45:00</dc:date>
            </office:change-info>
          </text:insertion>
        </text:changed-region>
        <text:changed-region xml:id="ct140708180028192" text:id="ct140708180028192">
          <text:insertion>
            <office:change-info>
              <dc:creator>vHYIJuUSED@idethz.onmicrosoft.com</dc:creator>
              <dc:date>2020-10-16T15:45:00</dc:date>
            </office:change-info>
          </text:insertion>
        </text:changed-region>
        <text:changed-region xml:id="ct140708180048896" text:id="ct140708180048896">
          <text:deletion>
            <office:change-info>
              <dc:creator>vHYIJuUSED@idethz.onmicrosoft.com</dc:creator>
              <dc:date>2020-10-16T15:45:00</dc:date>
            </office:change-info>
            <text:p text:style-name="Standard"><text:span text:style-name="T3">i</text:span></text:p>
          </text:deletion>
        </text:changed-region>
        <text:changed-region xml:id="ct140708180037408" text:id="ct140708180037408">
          <text:deletion>
            <office:change-info>
              <dc:creator>vHYIJuUSED@idethz.onmicrosoft.com</dc:creator>
              <dc:date>2020-10-16T15:45:00</dc:date>
            </office:change-info>
            <text:p text:style-name="Standard"><text:span text:style-name="T3">bereich</text:span></text:p>
          </text:deletion>
        </text:changed-region>
        <text:changed-region xml:id="ct140708179862176" text:id="ct140708179862176">
          <text:insertion>
            <office:change-info>
              <dc:creator>vHYIJuUSED@idethz.onmicrosoft.com</dc:creator>
              <dc:date>2020-10-16T15:45:00</dc:date>
            </office:change-info>
          </text:insertion>
        </text:changed-region>
        <text:changed-region xml:id="ct140708180035136" text:id="ct140708180035136">
          <text:insertion>
            <office:change-info>
              <dc:creator>vHYIJuUSED@idethz.onmicrosoft.com</dc:creator>
              <dc:date>2020-10-16T15:45:00</dc:date>
            </office:change-info>
          </text:insertion>
        </text:changed-region>
        <text:changed-region xml:id="ct140708180049728" text:id="ct140708180049728">
          <text:insertion>
            <office:change-info>
              <dc:creator>vHYIJuUSED@idethz.onmicrosoft.com</dc:creator>
              <dc:date>2020-10-16T15:46:00</dc:date>
            </office:change-info>
          </text:insertion>
        </text:changed-region>
        <text:changed-region xml:id="ct140708180036432" text:id="ct140708180036432">
          <text:deletion>
            <office:change-info>
              <dc:creator>vHYIJuUSED@idethz.onmicrosoft.com</dc:creator>
              <dc:date>2020-10-16T15:46:00</dc:date>
            </office:change-info>
            <text:p text:style-name="Standard"><text:span text:style-name="T3">ch habe schon versucht</text:span></text:p>
          </text:deletion>
        </text:changed-region>
        <text:changed-region xml:id="ct140708180036160" text:id="ct140708180036160">
          <text:deletion>
            <office:change-info>
              <dc:creator>vHYIJuUSED@idethz.onmicrosoft.com</dc:creator>
              <dc:date>2020-10-16T15:45:00</dc:date>
            </office:change-info>
            <text:p text:style-name="Standard"><text:span text:style-name="T3">I</text:span></text:p>
          </text:deletion>
        </text:changed-region>
        <text:changed-region xml:id="ct140708180052048" text:id="ct140708180052048">
          <text:insertion>
            <office:change-info>
              <dc:creator>vHYIJuUSED@idethz.onmicrosoft.com</dc:creator>
              <dc:date>2020-10-16T15:46:00</dc:date>
            </office:change-info>
          </text:insertion>
        </text:changed-region>
        <text:changed-region xml:id="ct140708179858224" text:id="ct140708179858224">
          <text:deletion>
            <office:change-info>
              <dc:creator>Unknown Author</dc:creator>
              <dc:date>2020-10-16T20:29:00</dc:date>
            </office:change-info>
            <text:p text:style-name="Standard"><text:span text:style-name="T3">Welt da draussen</text:span></text:p>
          </text:deletion>
        </text:changed-region>
        <text:changed-region xml:id="ct140708180061952" text:id="ct140708180061952">
          <text:insertion>
            <office:change-info>
              <dc:creator>Unknown Author</dc:creator>
              <dc:date>2020-10-16T20:29:00</dc:date>
            </office:change-info>
          </text:insertion>
        </text:changed-region>
        <text:changed-region xml:id="ct140708180062176" text:id="ct140708180062176">
          <text:deletion>
            <office:change-info>
              <dc:creator>Unknown Author</dc:creator>
              <dc:date>2020-10-16T20:32:00</dc:date>
            </office:change-info>
            <text:p text:style-name="Standard"><text:span text:style-name="T3">einem Bier </text:span><text:span text:style-name="T3"><office:annotation><dc:creator>vHYIJuUSED@idethz.onmicrosoft.com</dc:creator><dc:date>2020-10-16T15:47:00</dc:date><loext:sender-initials>v</loext:sender-initials><text:p>Würde nicht bier schreiben! Evtl in guter gesellschaft, oder im wasser oder was auch immer.</text:p></office:annotation></text:span><text:span text:style-name="T3">am Wasser. </text:span></text:p>
          </text:deletion>
        </text:changed-region>
        <text:changed-region xml:id="ct140708179484736" text:id="ct140708179484736">
          <text:deletion>
            <office:change-info>
              <dc:creator>Unknown Author</dc:creator>
              <dc:date>2020-10-16T20:33:00</dc:date>
            </office:change-info>
            <text:p text:style-name="Standard"><text:span text:style-name="T3">mit </text:span></text:p>
          </text:deletion>
        </text:changed-region>
        <text:changed-region xml:id="ct140708180840752" text:id="ct140708180840752">
          <text:deletion>
            <office:change-info>
              <dc:creator>vHYIJuUSED@idethz.onmicrosoft.com</dc:creator>
              <dc:date>2020-10-16T15:47:00</dc:date>
            </office:change-info>
            <text:p text:style-name="Standard"><text:span text:style-name="T3">einfach </text:span></text:p>
          </text:deletion>
        </text:changed-region>
        <text:changed-region xml:id="ct140708180051376" text:id="ct140708180051376">
          <text:insertion>
            <office:change-info>
              <dc:creator>Unknown Author</dc:creator>
              <dc:date>2020-10-16T20:33:00</dc:date>
            </office:change-info>
          </text:insertion>
        </text:changed-region>
        <text:changed-region xml:id="ct140708180055520" text:id="ct140708180055520">
          <text:insertion>
            <office:change-info>
              <dc:creator>Unknown Author</dc:creator>
              <dc:date>2020-10-16T20:34:00</dc:date>
            </office:change-info>
          </text:insertion>
        </text:changed-region>
        <text:changed-region xml:id="ct140708180799920" text:id="ct140708180799920">
          <text:deletion>
            <office:change-info>
              <dc:creator>Unknown Author</dc:creator>
              <dc:date>2020-10-16T20:39:00</dc:date>
            </office:change-info>
            <text:p text:style-name="Standard"><office:annotation><dc:creator>Unknown Author</dc:creator><dc:date>2020-10-16T20:38:24</dc:date><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Neue Projekte, neue Skills</text:h>
      <text:p text:style-name="P11">Auf dieser Seite kannst du nicht nur meine ausgewählten Projekte sehen, sonder auch eines in action. Denn diese Website habe ich als Experiment komplett selbst programmiert. Ich habe mein vorhandenes Wissen angewandt und vor allem neues dazugelernt. OK, ich bin ehrlich; ohne Stackoverflow, Code Pen, CSS-tricks und Google wäre vieles nicht, wie es jetzt ist.</text:p>
      <text:p text:style-name="P4"><text:change-start text:change-id="ct140708179880272"/></text:p>
      <text:p text:style-name="Standard"><text:change-end text:change-id="ct140708179880272"/><text:change-start text:change-id="ct140708179881328"/><text:span text:style-name="T2">Auf dieser Seite kannst du mein Portfolio </text:span><text:change-end text:change-id="ct140708179881328"/><text:change-start text:change-id="ct140708179886048"/><text:span text:style-name="T1">mit </text:span><text:change-end text:change-id="ct140708179886048"/><text:change-start text:change-id="ct140708179890816"/><text:span text:style-name="T2">ausgewählte</text:span><text:change-end text:change-id="ct140708179890816"/><text:change-start text:change-id="ct140708179891728"/><text:span text:style-name="T1">n</text:span><text:change-end text:change-id="ct140708179891728"/><text:change text:change-id="ct140708179892096"/><text:change-start text:change-id="ct140708179893216"/><text:span text:style-name="T2"> Projekte</text:span><text:change-end text:change-id="ct140708179893216"/><text:change-start text:change-id="ct140708179894592"/><text:span text:style-name="T1">n</text:span><text:change-end text:change-id="ct140708179894592"/><text:change-start text:change-id="ct140708179203456"/><text:span text:style-name="T2"> sowie mein aktuellstes Projekt in action sehen. </text:span><text:change-end text:change-id="ct140708179203456"/><text:change-start text:change-id="ct140708179493616"/><text:span text:style-name="T2">Diese Website habe ich als Experiment komplett selbst programmiert. Ich habe mein vorhandenes Wissen angewandt und mir vor allem neue Skills angeeignet.</text:span><text:change-end text:change-id="ct140708179493616"/><text:change-start text:change-id="ct140708179495408"/><text:span text:style-name="T2"> Natürlich mit Tatkräftiger Hilfe von Stackoverflow, Code Pen, CSS-tricks, Google und viel Geduld</text:span><text:bookmark text:name="_GoBack"/><text:span text:style-name="T2">. </text:span><text:change-end text:change-id="ct140708179495408"/><text:change-start text:change-id="ct140708179496448"/><text:span text:style-name="T2"><text:s/></text:span><text:change-end text:change-id="ct140708179496448"/><text:change text:change-id="ct140708179496752"/><text:change-start text:change-id="ct140708179499088"/></text:p>
      <text:p text:style-name="P1"><text:change-end text:change-id="ct140708179499088"/><text:change text:change-id="ct140708179494752"/></text:p>
      <text:p text:style-name="P17">((( alt )))</text:p>
      <text:p text:style-name="P17">Auf dieser Seite kannst du nicht nur meine ausgewählten Projekte sehen, sonder auch eines in Action. Denn diese Website ist mein aktuellstes Projekt. Vom ersten &amp;#60; bis zum letzten Semicolon habe ich alles selbst gecodet. Mein vorhandenes Wissen angewandt und vor allem neues dazugelernt. OK, ich bin ehrlich; ohne Stackoverflow, Code Pen und Google wäre vieles nicht, wie es jetzt ist.&lt;br&gt;&lt;br&gt;</text:p>
      <text:p text:style-name="P4"/>
      <text:p text:style-name="P17">Es kann sein, dass nicht alles perfekt funktioniert, da jede Person ein anderes System hat, Bildschirmauflösung, Browser, Browserversion … Ich habe so gut wie möglich getestet und versucht alle Fehler auszumerzen. Jedoch bin ich kein Developer und kann nicht garantieren, dass alles perfekt ist. Aber das ist wie im Beruf; Ohne Teamarbeit wirds auch nicht perfekt.</text:p>
      <text:p text:style-name="P17">((( alt )))</text:p>
      <text:p text:style-name="P7"><text:line-break/></text:p>
      <text:h text:style-name="P19" text:outline-level="1">Praxamed</text:h>
      <text:p text:style-name="P11">Lieber im Meer baden als in der Arbeit schwimmen.</text:p>
      <text:p text:style-name="Standard"><text:span text:style-name="T3">Frischer Wind für die Praxamed</text:span><text:change-start text:change-id="ct140708179510160"/><text:span text:style-name="T3"> </text:span><text:span text:style-name="T14">AG</text:span><text:change-end text:change-id="ct140708179510160"/><text:span text:style-name="T3"> und ihrer Kommunikation. Die Devise lautet «beraten statt erklären».</text:span></text:p>
      <text:p text:style-name="P2"><text:change text:change-id="ct140708179500864"/><text:change text:change-id="ct140708179449808"/></text:p>
      <text:p text:style-name="P11">Leistungen</text:p>
      <text:list xml:id="list7343523562466358320" text:style-name="WWNum1">
        <text:list-item>
          <text:p text:style-name="P12">Rebranding</text:p>
        </text:list-item>
        <text:list-item>
          <text:p text:style-name="P12">Konzeption</text:p>
        </text:list-item>
        <text:list-item>
          <text:p text:style-name="P12">Microinteractions</text:p>
        </text:list-item>
      </text:list>
      <text:p text:style-name="P11">Services</text:p>
      <text:list xml:id="list2612668375277398957" text:style-name="WWNum2">
        <text:list-item>
          <text:p text:style-name="P13">Informationsarchitektur</text:p>
        </text:list-item>
        <text:list-item>
          <text:p text:style-name="P13">UX / UI</text:p>
        </text:list-item>
        <text:list-item>
          <text:p text:style-name="P13">Beratung und Kundenkontakt</text:p>
        </text:list-item>
      </text:list>
      <text:p text:style-name="P11">Agentur: Raise Your Flag, 2019</text:p>
      <text:p text:style-name="P7"/>
      <text:h text:style-name="P21" text:outline-level="3">Ausgangslage</text:h>
      <text:p text:style-name="Standard"><text:span text:style-name="T3">Die Praxamed AG vermittelt junge Ärzte an Praxen, welche verzweifelt Nachfolger für abgehende Ärztinnen suchen. Und auch in die andere Richtung: Ärzte</text:span><text:span text:style-name="T12">n</text:span><text:span text:style-name="T3">, welche sich </text:span><text:soft-page-break/><text:span text:style-name="T3">selbständig machen wollen, bieten sie eine Starthilfe, in dem sie eine etablierte Praxis bereitstellen und das Administrative teilweise übernehmen können.</text:span></text:p>
      <text:p text:style-name="P4"/>
      <text:p text:style-name="P22">Die Praxamed AG widmet sich dem Aufbau und der Beratung von Ärztezentren. So vermittelt sie unter anderem junge Ärztinnen und Ärzte an Praxen, welche ihre Nachfolge sichern wollen. Weiterhin bietet sie Ärztinnen und Ärzten mit einem Wunsch zur Selbstständigkeit eine wichtige Starthilfe, in dem sie eine Vielzahl an administrativen Aufgaben übernehmen.</text:p>
      <text:p text:style-name="P7"><text:line-break/></text:p>
      <text:p text:style-name="Standard"><text:span text:style-name="T3">Die Praxamed AG war mit ihren Kommunikationsmittel</text:span><text:span text:style-name="T12">n</text:span><text:span text:style-name="T3"> unglücklich, da sie </text:span><text:change-start text:change-id="ct140708179533008"/><text:span text:style-name="T14">ihre Dienstleistungen nicht klar kommunizieren konnten. </text:span><text:change-end text:change-id="ct140708179533008"/><text:change text:change-id="ct140708179531632"/><text:change text:change-id="ct140708179533456"/><text:change text:change-id="ct140708179533232"/></text:p>
      <text:p text:style-name="P7"><text:line-break/></text:p>
      <text:h text:style-name="P21" text:outline-level="3">Ziel</text:h>
      <text:p text:style-name="Standard"><text:span text:style-name="T3">Eine klare Sprache und einfaches </text:span><text:span text:style-name="T12">E</text:span><text:span text:style-name="T3">rfassen der Dienstleistungen</text:span><text:change-start text:change-id="ct140708179535328"/><text:span text:style-name="T3">,</text:span><text:change-end text:change-id="ct140708179535328"/><text:span text:style-name="T3"> welche für den Benutzer interessant </text:span><text:change text:change-id="ct140708179536224"/><text:change-start text:change-id="ct140708179537136"/><text:span text:style-name="T3">sind</text:span><text:change-end text:change-id="ct140708179537136"/><text:span text:style-name="T3">. Die Mitarbeiter der Praxamed </text:span><text:change-start text:change-id="ct140708179538784"/><text:span text:style-name="T3">AG </text:span><text:change-end text:change-id="ct140708179538784"/><text:span text:style-name="T3">müssen nicht mehr an Messen und Beratungsgespräche</text:span><text:change-start text:change-id="ct140708179540480"/><text:span text:style-name="T3">n</text:span><text:change-end text:change-id="ct140708179540480"/><text:span text:style-name="T3"> erklären was sie bieten, sondern können beraten.</text:span></text:p>
      <text:p text:style-name="P7"><text:line-break/></text:p>
      <text:h text:style-name="P21" text:outline-level="3">Herausforderung</text:h>
      <text:p text:style-name="Standard"><text:span text:style-name="T3">Eine Firma, welche </text:span><text:change text:change-id="ct140708178983632"/><text:change-start text:change-id="ct140708179366464"/><text:span text:style-name="T3">verschiedenste </text:span><text:change-end text:change-id="ct140708179366464"/><text:span text:style-name="T3">Dienstleistungen anbietet und unterschiedliche Zielgruppen bedient, hat die Schwierigkeit ihre Informationen zu strukturieren und diese klar zu kommunizieren. </text:span><text:change text:change-id="ct140708179535552"/></text:p>
      <text:p text:style-name="P7"><text:line-break/></text:p>
      <text:h text:style-name="P21" text:outline-level="3">Lösung</text:h>
      <text:p text:style-name="Standard"><text:span text:style-name="T3">Die ganze Informationsarchitektur wurde auf den unterschiedlichen Dienstleistungen aufgebaut, damit die unterschiedlichen Zielgruppen sich schnell zurechtfinden und sofort </text:span><text:change text:change-id="ct140708179533968"/><text:change-start text:change-id="ct140708179539040"/><text:span text:style-name="T3">relevante </text:span><text:change-end text:change-id="ct140708179539040"/><text:span text:style-name="T3">Information</text:span><text:change-start text:change-id="ct140708179538432"/><text:span text:style-name="T3">en</text:span><text:change-end text:change-id="ct140708179538432"/><text:span text:style-name="T3"> </text:span><text:change text:change-id="ct140708179539760"/><text:change text:change-id="ct140708179535088"/><text:change text:change-id="ct140708179539504"/><text:change-start text:change-id="ct140708179530128"/><text:span text:style-name="T3">abrufen</text:span><text:change-end text:change-id="ct140708179530128"/><text:span text:style-name="T3"> können.</text:span></text:p>
      <text:p text:style-name="P7"><text:line-break/></text:p>
      <text:h text:style-name="P21" text:outline-level="3">Spezielle Punkte</text:h>
      <text:p text:style-name="Standard"><text:span text:style-name="T3">Zusätzlich wurde das Corporate Design aufgefrischt und eine komplett neue Bildsprache entwickelt. Ebenfalls hat die Website ein Jobcenter bekommen, in dem Ärzt</text:span><text:change-start text:change-id="ct140708179537824"/><text:span text:style-name="T3">innen und Ärzte</text:span><text:change-end text:change-id="ct140708179537824"/><text:change text:change-id="ct140708179510912"/><text:span text:style-name="T3"> aus dem Ausland </text:span><text:change text:change-id="ct140708179498688"/><text:span text:style-name="T3">mit einer interaktiven Karte die Regionen der Schweiz auswählen können, in denen sie arbeiten wollen.</text:span></text:p>
      <text:p text:style-name="P7"><text:line-break/></text:p>
      <text:h text:style-name="P21" text:outline-level="3">Ergebnis</text:h>
      <text:p text:style-name="Standard"><text:span text:style-name="T3">Die </text:span><office:annotation office:name="__Annotation__141_408216099"><dc:creator>vHYIJuUSED@idethz.onmicrosoft.com</dc:creator><dc:date>2020-10-16T14:59:00</dc:date><loext:sender-initials>v</loext:sender-initials><text:p>Entweder überall AG haben oder nirgends</text:p><text:p><text:span text:style-name="T33"></text:span></text:p></office:annotation><text:span text:style-name="T3">Praxamed </text:span><text:change-start text:change-id="ct140708179897568"/><text:span text:style-name="T3">AG </text:span><text:change-end text:change-id="ct140708179897568"/><office:annotation-end office:name="__Annotation__141_408216099"/><text:span text:style-name="T3">war </text:span><text:change text:change-id="ct140708179901904"/><text:change-start text:change-id="ct140708179902960"/><text:span text:style-name="T3">mit ihren neuen Kommunikationsmitteln</text:span><text:change-end text:change-id="ct140708179902960"/><text:span text:style-name="T3"> </text:span><office:annotation office:name="__Annotation__154_408216099"><dc:creator>vHYIJuUSED@idethz.onmicrosoft.com</dc:creator><dc:date>2020-10-16T15:00:00</dc:date><loext:sender-initials>v</loext:sender-initials><text:p>Oder zufrieden</text:p><text:p><text:span text:style-name="T33"></text:span></text:p></office:annotation><text:span text:style-name="T3">glücklich </text:span><office:annotation-end office:name="__Annotation__154_408216099"/><text:span text:style-name="T3">und kann </text:span><text:change text:change-id="ct140708179570448"/><text:span text:style-name="T3">mit denen wie gewünscht arbeiten.</text:span></text:p>
      <text:p text:style-name="P4"/>
      <text:h text:style-name="P23" text:outline-level="1"> </text:h>
      <text:p text:style-name="P7"><text:soft-page-break/><text:line-break/><text:line-break/><text:line-break/><text:line-break/><text:line-break/></text:p>
      <text:h text:style-name="P19" text:outline-level="1">scenotech</text:h>
      <text:p text:style-name="Standard"><text:span text:style-name="T3">Internationale Events mit </text:span><text:change text:change-id="ct140708179254256"/><text:change-start text:change-id="ct140708179541120"/><text:span text:style-name="T3">Schweizer</text:span><text:change-end text:change-id="ct140708179541120"/><text:span text:style-name="T3"> Qualität.</text:span></text:p>
      <text:p text:style-name="P4"/>
      <text:p text:style-name="P11">Damit die Scenotech GmbH die bestehenden Kunden, und vor allem zukünftige Kunden, überzeugen kann, wurde die Webseite zum Hauptverkaufsargument.</text:p>
      <text:p text:style-name="P7"><text:line-break/></text:p>
      <text:h text:style-name="P34" text:outline-level="3">Leistungen</text:h>
      <text:list xml:id="list2940691931729247920" text:style-name="WWNum3">
        <text:list-item>
          <text:p text:style-name="P14">Konzeption</text:p>
        </text:list-item>
        <text:list-item>
          <text:p text:style-name="P14">Microinteractions/Animationen</text:p>
        </text:list-item>
        <text:list-item>
          <text:p text:style-name="P14">Kommunikationsmassnahmen</text:p>
        </text:list-item>
      </text:list>
      <text:h text:style-name="P34" text:outline-level="3">Services</text:h>
      <text:list xml:id="list6893843355542823486" text:style-name="WWNum4">
        <text:list-item>
          <text:p text:style-name="P24">Quality Assurance (QA)</text:p>
        </text:list-item>
        <text:list-item>
          <text:p text:style-name="P15">UX / UI</text:p>
        </text:list-item>
        <text:list-item>
          <text:p text:style-name="P15">Beratung und Kundenkontakt</text:p>
        </text:list-item>
      </text:list>
      <text:h text:style-name="P35" text:outline-level="4">Agentur: Raise Your Flag, 2019</text:h>
      <text:p text:style-name="P7"/>
      <text:h text:style-name="P21" text:outline-level="3">Ausgangslage</text:h>
      <text:p text:style-name="Standard"><text:span text:style-name="T3">Als technischer Organisator von grossen internationalen Events, wie beispielsweise Konferenzen der Olympiade, ist </text:span><text:change text:change-id="ct140708179560528"/><text:change-start text:change-id="ct140708179561344"/><text:span text:style-name="T3">Schweizer</text:span><text:change-end text:change-id="ct140708179561344"/><text:span text:style-name="T3"> Präzision und Organisation gefragt. Die Scenotech GmbH kann das gewährleisten, doch wie soll sie das am besten kommunizieren? </text:span><text:change text:change-id="ct140708179562256"/><text:change-start text:change-id="ct140708179580560"/><office:annotation office:name="__Annotation__219_408216099"><dc:creator>vHYIJuUSED@idethz.onmicrosoft.com</dc:creator><dc:date>2020-10-16T15:03:00</dc:date><loext:sender-initials>v</loext:sender-initials><text:p>Was willst du mit diesem letzten satz sagen? Hatten sie das vorher oder wie? Find ich irgendwie etwas gemein...würd ich ganz umschreiben</text:p><text:p><text:span text:style-name="T33"></text:span></text:p></office:annotation><text:span text:style-name="T3">Mit</text:span><text:change-end text:change-id="ct140708179580560"/><text:span text:style-name="T3"> veralteten Kommunikationsmassnahmen, eine</text:span><text:change-start text:change-id="ct140708179563856"/><text:span text:style-name="T3">r</text:span><text:change-end text:change-id="ct140708179563856"/><text:span text:style-name="T3"> selbsterstellte</text:span><text:change-start text:change-id="ct140708179568048"/><text:span text:style-name="T3">n generischen Webseite </text:span><text:change-end text:change-id="ct140708179568048"/><text:span text:style-name="T3"><text:s/></text:span><text:change text:change-id="ct140708179574576"/><text:span text:style-name="T3"><office:annotation office:name="__Annotation__207_408216099"><dc:creator>vHYIJuUSED@idethz.onmicrosoft.com</dc:creator><dc:date>2020-10-16T15:02:00</dc:date><loext:sender-initials>v</loext:sender-initials><text:p>Wöttsch die wörkli spezifisch disse? Wör eher generisch schriibe</text:p><text:p><text:span text:style-name="T33"></text:span></text:p></office:annotation></text:span><text:span text:style-name="T3">und </text:span><text:change text:change-id="ct140708180666000"/><text:change-start text:change-id="ct140708179575152"/><text:span text:style-name="T3">fehlender </text:span><text:change-end text:change-id="ct140708179575152"/><text:change text:change-id="ct140708179575424"/><text:change-start text:change-id="ct140708179581712"/><text:span text:style-name="T3">Klarheit der </text:span><text:change-end text:change-id="ct140708179581712"/><text:span text:style-name="T3">visuelle Sprache wirken die Argumente nicht </text:span><text:change text:change-id="ct140708179582768"/><text:change-start text:change-id="ct140708179583840"/><text:span text:style-name="T18">sonderlich</text:span><text:change-end text:change-id="ct140708179583840"/><text:span text:style-name="T3"> sportlich. </text:span><office:annotation-end office:name="__Annotation__219_408216099"/></text:p>
      <text:p text:style-name="P4"/>
      <text:h text:style-name="P21" text:outline-level="3">Ziel</text:h>
      <text:p text:style-name="Standard"><text:span text:style-name="T3">Die Vorteile</text:span><text:change-start text:change-id="ct140708179580784"/><text:span text:style-name="T3"> einer Zusammenarbeit</text:span><text:change-end text:change-id="ct140708179580784"/><text:change text:change-id="ct140708179574832"/><text:span text:style-name="T3"> </text:span><text:change text:change-id="ct140708179552752"/><text:span text:style-name="T3">mit der Scenotech GmbH </text:span><text:change-start text:change-id="ct140708180666256"/><text:span text:style-name="T3">hervorheben </text:span><text:change-end text:change-id="ct140708180666256"/><text:change text:change-id="ct140708179558976"/><text:span text:style-name="T3">und von Anfang an mit starken Argumenten überzeugen. Bestehende Kunden behalten und neue dazugewinnen.</text:span><text:change-start text:change-id="ct140708179579408"/></text:p>
      <text:p text:style-name="P4"><text:change-end text:change-id="ct140708179579408"/></text:p>
      <text:h text:style-name="P21" text:outline-level="3">Herausforderung</text:h>
      <text:p text:style-name="Standard"><text:span text:style-name="T3">Schweizer Qualität ist international sehr gefragt und </text:span><text:change text:change-id="ct140708179586592"/><text:span text:style-name="T3">geachtet. </text:span><text:change-start text:change-id="ct140708179562544"/><text:span text:style-name="T3">Um </text:span><text:change-end text:change-id="ct140708179562544"/><text:change text:change-id="ct140708179561072"/><text:change-start text:change-id="ct140708179534592"/><text:span text:style-name="T3">diesen hohen Erwartungen</text:span><text:change-end text:change-id="ct140708179534592"/><text:span text:style-name="T3"> gerecht zu werden</text:span><text:change-start text:change-id="ct140708179582208"/><text:span text:style-name="T3">,</text:span><text:change-end text:change-id="ct140708179582208"/><text:span text:style-name="T3"> muss alles sitzen. Jedes Detail wurde mit sechs Augen angeschaut und kontrolliert, damit es stimmt und funktioniert. </text:span></text:p>
      <text:p text:style-name="P4"/>
      <text:h text:style-name="P21" text:outline-level="3">Lösung</text:h>
      <text:p text:style-name="Standard"><text:soft-page-break/><text:span text:style-name="T3">Die Website wurde komplett neu überarbeitet und </text:span><text:change text:change-id="ct140708179534368"/><text:change-start text:change-id="ct140708179923328"/><office:annotation office:name="__Annotation__247_408216099"><dc:creator>vHYIJuUSED@idethz.onmicrosoft.com</dc:creator><dc:date>2020-10-16T15:06:00</dc:date><loext:sender-initials>v</loext:sender-initials><text:p>Einmal konzeptionoiert einmal konzipiert, richtig so?</text:p><text:p><text:span text:style-name="T33"></text:span></text:p></office:annotation><text:span text:style-name="T19">konzipiert</text:span><text:change-end text:change-id="ct140708179923328"/><office:annotation-end office:name="__Annotation__247_408216099"/><text:span text:style-name="T3">. Um ein Internationales Publikum anzusprechen ist sie zweisprachig aufgebaut. Auch die analogen Kommunikationsmassnahmen wurden </text:span><text:change text:change-id="ct140708179880496"/><text:change-start text:change-id="ct140708179581936"/><text:span text:style-name="T3">neu</text:span><text:change-end text:change-id="ct140708179581936"/><text:change-start text:change-id="ct140708180666704"/><text:span text:style-name="T3"> </text:span><text:change-end text:change-id="ct140708180666704"/><text:change-start text:change-id="ct140708180667648"/><text:span text:style-name="T3">gestaltet</text:span><text:change-end text:change-id="ct140708180667648"/><text:change-start text:change-id="ct140708180667216"/><text:span text:style-name="T3">.</text:span><text:change-end text:change-id="ct140708180667216"/><text:change text:change-id="ct140708179561568"/><text:change-start text:change-id="ct140708179013744"/></text:p>
      <text:p text:style-name="P4"><text:change-end text:change-id="ct140708179013744"/></text:p>
      <text:h text:style-name="P21" text:outline-level="3">Spezielle Punkte</text:h>
      <text:p text:style-name="Standard"><text:span text:style-name="T3">Wenn man sich so sehr auf Qualität und Verlässlichkeit fokussiert, kann es passieren, dass man </text:span><text:change text:change-id="ct140708179311984"/><text:change-start text:change-id="ct140708180679664"/><office:annotation office:name="__Annotation__257_408216099"><dc:creator>vHYIJuUSED@idethz.onmicrosoft.com</dc:creator><dc:date>2020-10-16T15:07:00</dc:date><loext:sender-initials>v</loext:sender-initials><text:p>Was haben farbige Seiten mit spass zu tun? :D würde das thema der verschiedenen farben anders einleiten </text:p><text:p><text:span text:style-name="T33"></text:span></text:p></office:annotation><text:span text:style-name="T19">sich im Design </text:span><text:span text:style-name="T21">in </text:span><text:span text:style-name="T19">neutrale</text:span><text:span text:style-name="T21">n</text:span><text:span text:style-name="T19"> Farben und „Schweizerkreuz</text:span><text:change-end text:change-id="ct140708180679664"/><text:change-start text:change-id="ct140708180674128"/><text:span text:style-name="T20">rot“</text:span><text:span text:style-name="T19"> verliert</text:span><text:change-end text:change-id="ct140708180674128"/><office:annotation-end office:name="__Annotation__257_408216099"/><text:span text:style-name="T3">. Damit das nicht passiert,</text:span><text:change text:change-id="ct140708180674544"/><text:span text:style-name="T3"><office:annotation office:name="__Annotation__264_408216099"><dc:creator>vHYIJuUSED@idethz.onmicrosoft.com</dc:creator><dc:date>2020-10-16T15:08:00</dc:date><loext:sender-initials>v</loext:sender-initials><text:p>Find ich auch so mässig</text:p><text:p><text:span text:style-name="T33"></text:span></text:p></office:annotation></text:span><text:span text:style-name="T3"> wurden alle Pages mit entsprechenden Farben versehen. Selbst die Markierungsfarbe wurde kreativ eingesetzt und die Mobile Navigation färbt sich je nach Page unterschiedlich ein. </text:span></text:p>
      <text:p text:style-name="P4"/>
      <text:h text:style-name="P21" text:outline-level="3">Ergebnis</text:h>
      <text:p text:style-name="P11">XXX</text:p>
      <text:p text:style-name="P7"><text:line-break/><text:line-break/><text:line-break/></text:p>
      <text:h text:style-name="P19" text:outline-level="1">SIHF </text:h>
      <text:p text:style-name="Standard"><text:span text:style-name="T3">Acces</text:span><text:change-start text:change-id="ct140708179589168"/><text:span text:style-name="T3">s</text:span><text:change-end text:change-id="ct140708179589168"/><text:span text:style-name="T3"> zum Access Pass.</text:span></text:p>
      <text:p text:style-name="P4"/>
      <text:p text:style-name="Standard"><text:span text:style-name="T3">Die App der </text:span><text:span text:style-name="T27">Swiss Ice Hockey Federation</text:span><text:span text:style-name="T3"> (SIHF) wurde mit einer Funktion erweitert, welche einen Access Pass beinhaltet. </text:span></text:p>
      <text:p text:style-name="P7"><text:line-break/></text:p>
      <text:h text:style-name="P34" text:outline-level="3">Leistungen</text:h>
      <text:list xml:id="list2836334452231250551" text:style-name="WWNum5">
        <text:list-item>
          <text:p text:style-name="P37">Sicherheitskonzept</text:p>
        </text:list-item>
        <text:list-item>
          <text:p text:style-name="P29">Assets</text:p>
        </text:list-item>
      </text:list>
      <text:p text:style-name="P4"/>
      <text:h text:style-name="P34" text:outline-level="3">Services</text:h>
      <text:list xml:id="list9196740324471235885" text:style-name="WWNum6">
        <text:list-item>
          <text:p text:style-name="P38">Easter Egg</text:p>
        </text:list-item>
        <text:list-item>
          <text:p text:style-name="P30">UX/UI</text:p>
        </text:list-item>
      </text:list>
      <text:h text:style-name="P36" text:outline-level="4">Agentur: OPTEN AG, 2020</text:h>
      <text:p text:style-name="P7"/>
      <text:h text:style-name="P21" text:outline-level="3">Ausgangslage</text:h>
      <text:p text:style-name="Standard"><text:span text:style-name="T3">An einem Ice Hockey Match sind weitaus mehr Personen im Hintergrund beteiligt als man denkt. Damit diese Personen Zugang zu den </text:span><text:change text:change-id="ct140708179936704"/><text:change-start text:change-id="ct140708179937552"/><text:span text:style-name="T3">Räumlichkeiten </text:span><text:change-end text:change-id="ct140708179937552"/><text:span text:style-name="T3">haben, </text:span><text:change text:change-id="ct140708179938480"/><text:change-start text:change-id="ct140708179939408"/><text:span text:style-name="T3">wurden bisher physische </text:span><text:change-end text:change-id="ct140708179939408"/><text:change-start text:change-id="ct140708179940432"/><text:span text:style-name="T3">Access Passes </text:span><text:change-end text:change-id="ct140708179940432"/><text:change-start text:change-id="ct140708179941488"/><text:span text:style-name="T3">benutzt</text:span><text:change-end text:change-id="ct140708179941488"/><text:change text:change-id="ct140708179941760"/><text:span text:style-name="T3">.</text:span><text:change-start text:change-id="ct140708179935216"/></text:p>
      <text:p text:style-name="P4"><text:change-end text:change-id="ct140708179935216"/></text:p>
      <text:p text:style-name="P4"/>
      <text:h text:style-name="P21" text:outline-level="3">Ziel</text:h>
      <text:p text:style-name="Standard"><text:soft-page-break/><text:span text:style-name="T3">Der neue Access Pass soll digitalisiert </text:span><text:change text:change-id="ct140708179936192"/><text:span text:style-name="T3">und in die vorhandene App</text:span><text:change-start text:change-id="ct140708179933216"/><text:span text:style-name="T3"> integriert werden</text:span><text:change-end text:change-id="ct140708179933216"/><text:span text:style-name="T3">, welche </text:span><text:change text:change-id="ct140708179934192"/><text:change-start text:change-id="ct140708179945392"/><text:span text:style-name="T3">bereits </text:span><text:change-end text:change-id="ct140708179945392"/><text:span text:style-name="T3">auf allen Geräten installiert </text:span><office:annotation office:name="__Annotation__317_408216099"><dc:creator>vHYIJuUSED@idethz.onmicrosoft.com</dc:creator><dc:date>2020-10-16T15:11:00</dc:date><loext:sender-initials>v</loext:sender-initials><text:p>Du machst manchmal zu viele verschachtelte sätze, wo ein nebensatz reichen würde. Das ist etwas leserfreundlicher. Das ist auch ein laster von mir ;)</text:p><text:p><text:span text:style-name="T33"></text:span></text:p></office:annotation><text:span text:style-name="T3">ist</text:span><office:annotation-end office:name="__Annotation__317_408216099"/><text:change text:change-id="ct140708179951568"/><text:span text:style-name="T3">. </text:span><text:change text:change-id="ct140708179952672"/><text:change-start text:change-id="ct140708179952256"/><office:annotation office:name="__Annotation__328_408216099"><dc:creator>vHYIJuUSED@idethz.onmicrosoft.com</dc:creator><dc:date>2020-10-16T15:13:00</dc:date><loext:sender-initials>v</loext:sender-initials><text:p>So la la </text:p><text:p><text:span text:style-name="T33"></text:span></text:p></office:annotation><text:span text:style-name="T3"> </text:span><text:span text:style-name="T22">Zudem sollte es eine Möglichke</text:span><text:change-end text:change-id="ct140708179952256"/><text:change-start text:change-id="ct140708179954672"/><text:span text:style-name="T22">it geben, in Zukunft weitere interne Tools zu integrieren ohne die Bedienung der App zu ändern.</text:span><text:change-end text:change-id="ct140708179954672"/><office:annotation-end office:name="__Annotation__328_408216099"/><text:change-start text:change-id="ct140708179939168"/></text:p>
      <text:p text:style-name="P4"><text:change-end text:change-id="ct140708179939168"/></text:p>
      <text:h text:style-name="P21" text:outline-level="3">Herausforderung</text:h>
      <text:p text:style-name="Standard"><text:change-start text:change-id="ct140708179325376"/><text:span text:style-name="T3">Die App wird </text:span><text:change-end text:change-id="ct140708179325376"/><text:change text:change-id="ct140708180660800"/><text:change-start text:change-id="ct140708180685408"/><text:span text:style-name="T3">von Personen der SIHF </text:span><text:change-end text:change-id="ct140708180685408"/><text:change text:change-id="ct140708180677632"/><text:change-start text:change-id="ct140708180695472"/><text:span text:style-name="T5">aber vor allem </text:span><text:change-end text:change-id="ct140708180695472"/><text:change text:change-id="ct140708180695696"/><text:change-start text:change-id="ct140708180696960"/><text:span text:style-name="T3">von</text:span><text:change-end text:change-id="ct140708180696960"/><text:change-start text:change-id="ct140708180697808"/><text:span text:style-name="T3"> </text:span><text:change-end text:change-id="ct140708180697808"/><text:change-start text:change-id="ct140708180698704"/><text:span text:style-name="T3">externen</text:span><text:change-end text:change-id="ct140708180698704"/><text:change-start text:change-id="ct140708180699600"/><text:span text:style-name="T3"> B</text:span><text:change-end text:change-id="ct140708180699600"/><text:change-start text:change-id="ct140708180700496"/><text:span text:style-name="T3">enutzern verwendet. Deshalb war es wichtig, die Funktion </text:span><text:change-end text:change-id="ct140708180700496"/><text:change-start text:change-id="ct140708180701440"/><text:span text:style-name="T3">des Access Passes </text:span><text:change-end text:change-id="ct140708180701440"/><text:change-start text:change-id="ct140708180702288"/><text:span text:style-name="T3">so zu gestalten, dass </text:span><text:change-end text:change-id="ct140708180702288"/><text:change-start text:change-id="ct140708180703152"/><text:span text:style-name="T3">diese nur von berechtigten Personen gefunden wird. </text:span><text:change-end text:change-id="ct140708180703152"/><text:change text:change-id="ct140708180703376"/><text:span text:style-name="T3"><office:annotation office:name="__Annotation__346_408216099"><dc:creator>vHYIJuUSED@idethz.onmicrosoft.com</dc:creator><dc:date>2020-10-16T15:14:00</dc:date><loext:sender-initials>v</loext:sender-initials><text:p>Mitarbeiter?</text:p><text:p><text:span text:style-name="T33"></text:span></text:p></office:annotation></text:span><text:change text:change-id="ct140708180712736"/><text:change text:change-id="ct140708180718800"/></text:p>
      <text:p text:style-name="P4"/>
      <text:h text:style-name="P21" text:outline-level="3">Lösung</text:h>
      <text:p text:style-name="Standard"><text:span text:style-name="T3">Damit man den Access Pass freischalten kann, muss man einen Code in der regulären Suchleiste eingeben, in der normalerweise nach Ligen oder Clubs gesucht wird. Nur mit dem richtigen Code wird ein Suchvorschlag angezeigt, welcher Zugang zum neu freigeschalteten Ta</text:span><text:change-start text:change-id="ct140708180698400"/><text:span text:style-name="T6">b</text:span><text:change-end text:change-id="ct140708180698400"/><text:change text:change-id="ct140708180697584"/><text:span text:style-name="T3"> </text:span><text:change text:change-id="ct140708180704384"/><text:span text:style-name="T3">bietet. Somit können sich keine </text:span><text:change text:change-id="ct140708180693536"/><text:change-start text:change-id="ct140708180703600"/><text:span text:style-name="T3">externen </text:span><text:change-end text:change-id="ct140708180703600"/><text:span text:style-name="T3">Benutzer in die Erweiterungen verirren. </text:span><office:annotation office:name="__Annotation__369_408216099"><dc:creator>vHYIJuUSED@idethz.onmicrosoft.com</dc:creator><dc:date>2020-10-16T15:18:00</dc:date><loext:sender-initials>v</loext:sender-initials><text:p>Gehört das rein? <text:span text:style-name="T33"></text:span></text:p></office:annotation><text:span text:style-name="T3">Das </text:span><text:change-start text:change-id="ct140708180685872"/><text:span text:style-name="T3">f</text:span><text:change-end text:change-id="ct140708180685872"/><text:change text:change-id="ct140708180719152"/><text:span text:style-name="T3">unktioniert ähnlich wie ein Easter Egg oder einen Cheat Code in einem Spiel, welcher weitere Funktionen freischaltet. </text:span><office:annotation-end office:name="__Annotation__369_408216099"/><text:change-start text:change-id="ct140708179023056"/></text:p>
      <text:p text:style-name="P4"><text:change-end text:change-id="ct140708179023056"/></text:p>
      <text:h text:style-name="P21" text:outline-level="3">Spezielle Punkte</text:h>
      <text:p text:style-name="Standard"><text:span text:style-name="T3">Um die Sicherheit nochmals zu erhöhen, wurde ein Datumstempel erstellt, welcher immer das aktuelle Datum anzeigt. Das verhindert</text:span><text:change-start text:change-id="ct140708180663888"/><text:span text:style-name="T3"> </text:span><text:change-end text:change-id="ct140708180663888"/><text:change text:change-id="ct140708179579088"/><text:change-start text:change-id="ct140708180698032"/><text:span text:style-name="T3">Fälschungen und den Gebrauch von</text:span><text:change-end text:change-id="ct140708180698032"/><text:change-start text:change-id="ct140708180711728"/><text:span text:style-name="T3"> ungültigen Access Passes</text:span><text:change-end text:change-id="ct140708180711728"/><text:change text:change-id="ct140708180723248"/><text:span text:style-name="T3">. </text:span></text:p>
      <text:p text:style-name="P4"/>
      <text:p text:style-name="P20">Ergebnis</text:p>
      <text:p text:style-name="P11">XX</text:p>
      <text:p text:style-name="P7"><text:line-break/><text:line-break/><text:line-break/></text:p>
      <text:h text:style-name="P19" text:outline-level="1">Seenachtsfest</text:h>
      <text:p text:style-name="P11">Feiern bis der Morgen kommt.</text:p>
      <text:p text:style-name="P4"/>
      <text:p text:style-name="Standard"><text:span text:style-name="T3">Bühne frei fürs Seenachtfest Rapperswil-Jona. Mit einem </text:span><text:change text:change-id="ct140708179961904"/><text:change-start text:change-id="ct140708179962592"/><text:span text:style-name="T3">komplett</text:span><text:change-end text:change-id="ct140708179962592"/><text:span text:style-name="T3"> neuen Auftritt </text:span><text:change text:change-id="ct140708179967088"/><text:span text:style-name="T3">in die neue Runde.</text:span></text:p>
      <text:p text:style-name="P7"/>
      <text:h text:style-name="P34" text:outline-level="3">Leistungen</text:h>
      <text:list xml:id="list2108476743381860664" text:style-name="WWNum7">
        <text:list-item>
          <text:p text:style-name="P39">Rebranding</text:p>
        </text:list-item>
        <text:list-item>
          <text:p text:style-name="P25">Keyvisual</text:p>
        </text:list-item>
        <text:list-item>
          <text:p text:style-name="P31">Kommunikationsmassnahmen</text:p>
        </text:list-item>
      </text:list>
      <text:p text:style-name="P4"/>
      <text:h text:style-name="P34" text:outline-level="3">Services</text:h>
      <text:list xml:id="list4141009948021442284" text:style-name="WWNum8">
        <text:list-item>
          <text:p text:style-name="P40">Konzeption</text:p>
        </text:list-item>
        <text:list-item>
          <text:p text:style-name="P26">Administratives</text:p>
        </text:list-item>
        <text:list-item>
          <text:p text:style-name="P32">User Interface</text:p>
        </text:list-item>
      </text:list>
      <text:h text:style-name="P36" text:outline-level="4"><text:soft-page-break/>Agentur: mediasign AG, 2018</text:h>
      <text:p text:style-name="P7"/>
      <text:h text:style-name="P21" text:outline-level="3">Ausgangslage</text:h>
      <text:p text:style-name="Standard"><text:span text:style-name="T3">Das Seenachtfest, welches alle 3 Jahre in Rapperswil-Jona stattfindet, sollte ein komplett neues Rebranding mit allen </text:span><office:annotation office:name="__Annotation__409_408216099"><dc:creator>vHYIJuUSED@idethz.onmicrosoft.com</dc:creator><dc:date>2020-10-16T15:20:00</dc:date><loext:sender-initials>v</loext:sender-initials><text:p>Was ist eigentlich der richtige ausdruck? Bei der praxamed brauchst du kommunikationsmittel</text:p></office:annotation><text:span text:style-name="T3">Kommunikationsmassnahmen </text:span><office:annotation-end office:name="__Annotation__409_408216099"/><text:span text:style-name="T3">in Print und Online bekommen.</text:span><text:change-start text:change-id="ct140708180733440"/></text:p>
      <text:p text:style-name="P4"><text:change-end text:change-id="ct140708180733440"/></text:p>
      <text:h text:style-name="P21" text:outline-level="3">Ziel</text:h>
      <text:p text:style-name="Standard"><text:span text:style-name="T3">Das Seenachtfest möchte </text:span><text:change text:change-id="ct140708180745760"/><text:change-start text:change-id="ct140708180740912"/><text:span text:style-name="T3">eine höhere </text:span><text:change-end text:change-id="ct140708180740912"/><text:change-start text:change-id="ct140708180741840"/><text:span text:style-name="T3">Aufmerksamkeit</text:span><text:change-end text:change-id="ct140708180741840"/><text:change-start text:change-id="ct140708180742736"/><text:span text:style-name="T3"> erhalten und als ernstzunehmendes Festival</text:span><text:change-end text:change-id="ct140708180742736"/><text:change-start text:change-id="ct140708180743648"/><text:span text:style-name="T3"> </text:span><text:change-end text:change-id="ct140708180743648"/><text:span text:style-name="T3">wahrgenommen werden</text:span><text:change-start text:change-id="ct140708180745248"/><text:span text:style-name="T3">.</text:span><text:change-end text:change-id="ct140708180745248"/><text:change text:change-id="ct140708180746992"/><text:change text:change-id="ct140708180746768"/><text:span text:style-name="T3"><office:annotation office:name="__Annotation__425_408216099"><dc:creator>vHYIJuUSED@idethz.onmicrosoft.com</dc:creator><dc:date>2020-10-16T15:21:00</dc:date><loext:sender-initials>v</loext:sender-initials><text:p>Das ist etwa das dritte mal, dass du als vergleich negativ wirst...da musst du aufpassen. So sagst du hier kinderevents sind schlecht, vorher webix...ich würde auf möglichst neutraler ebene bleiben.</text:p></office:annotation></text:span><text:change text:change-id="ct140708180747968"/><text:span text:style-name="T3"> </text:span><text:change text:change-id="ct140708180753952"/><office:annotation office:name="__Annotation__434_408216099"><dc:creator>vHYIJuUSED@idethz.onmicrosoft.com</dc:creator><dc:date>2020-10-16T15:24:00</dc:date><loext:sender-initials>v</loext:sender-initials><text:p>Auch hier wieder, siehe kommentar vorher</text:p></office:annotation><office:annotation><dc:creator>vHYIJuUSED@idethz.onmicrosoft.com</dc:creator><dc:date>2020-10-16T15:24:00</dc:date><loext:sender-initials>v</loext:sender-initials><text:p>Eventuell willst du hier noch einen abschlusssatz einfügen</text:p></office:annotation><text:change-start text:change-id="ct140708179983120"/></text:p>
      <text:p text:style-name="Standard"><text:change-end text:change-id="ct140708179983120"/><office:annotation-end office:name="__Annotation__434_408216099"/></text:p>
      <text:h text:style-name="P21" text:outline-level="3">Herausforderung</text:h>
      <text:p text:style-name="Standard"><text:span text:style-name="T3">Ein Keyvisual </text:span><text:change-start text:change-id="ct140708180685632"/><text:span text:style-name="T3">für ein Festival mit diversen Künstlern und verschiedenen Angeboten für ein grosses</text:span><text:change-end text:change-id="ct140708180685632"/><text:change-start text:change-id="ct140708179365536"/><text:span text:style-name="T3">, vielfältiges Publikum </text:span><text:change-end text:change-id="ct140708179365536"/><text:span text:style-name="T3">zu finden ist nicht </text:span><text:change text:change-id="ct140708180723888"/><text:span text:style-name="T3">einfach</text:span><text:change text:change-id="ct140708179578752"/><text:span text:style-name="T3">. Dabei soll es </text:span><text:change text:change-id="ct140708179388960"/><text:span text:style-name="T3">auf alle Medien anwendbar sein, viele verschiedene Formate füllen und animiert werden können. </text:span></text:p>
      <text:p text:style-name="P4"/>
      <text:h text:style-name="P21" text:outline-level="3">Lösung</text:h>
      <text:p text:style-name="Standard"><text:span text:style-name="T3">Wie das Wasser im See ist das neue Keyvisual dehnbar und responsiv</text:span><text:change-start text:change-id="ct140708179465136"/><text:span text:style-name="T7">e</text:span><text:change-end text:change-id="ct140708179465136"/><text:change text:change-id="ct140708180742496"/><text:span text:style-name="T3"> und passt somit auf jedes beliebige Format und Medium. Die Farbgebung ist ebenfalls an das petrolgrüne Wasser, welches im gelben Mondlicht der Nacht schimmert, angelehnt.</text:span><text:change-start text:change-id="ct140708180738816"/></text:p>
      <text:p text:style-name="P4"><text:change-end text:change-id="ct140708180738816"/></text:p>
      <text:h text:style-name="P21" text:outline-level="3">Spezielle Punkte</text:h>
      <text:p text:style-name="Standard"><text:span text:style-name="T3">Die Socialmedia-Kanäle wurden nochmals hochgefahren und mit einem neuen Hashtag versehen, </text:span><office:annotation office:name="__Annotation__465_408216099"><dc:creator>vHYIJuUSED@idethz.onmicrosoft.com</dc:creator><dc:date>2020-10-16T15:31:00</dc:date><loext:sender-initials>v</loext:sender-initials><text:p>Was meinst du damit?</text:p></office:annotation><text:span text:style-name="T3">bei dem auch die Besucher mitfeiern können</text:span><office:annotation-end office:name="__Annotation__465_408216099"/><text:span text:style-name="T3">. Ebenfalls wurde die Navigation der Website an das Konzept der Wellen angepasst.</text:span></text:p>
      <text:p text:style-name="P4"/>
      <text:p text:style-name="P20">Ergebnis</text:p>
      <text:p text:style-name="Standard"><text:span text:style-name="T3">Ein schönes und stimmiges Seenachtfest konnte durchgeführt werden von der ersten offiziellen Information</text:span><text:change-start text:change-id="ct140708179997104"/><text:span text:style-name="T3">en</text:span><text:change-end text:change-id="ct140708179997104"/><text:span text:style-name="T3"> an die Bevölkerung bis zum letzten Dankeschön-Post auf den Socials. </text:span></text:p>
      <text:p text:style-name="P7"><text:line-break/><text:line-break/><text:line-break/></text:p>
      <text:h text:style-name="P19" text:outline-level="1">Dimitri Gallati</text:h>
      <text:p text:style-name="P11">Psychotherapie, Business Coaching sowie Sport und Talentförderung.</text:p>
      <text:p text:style-name="P4"/>
      <text:p text:style-name="P11">Der neue Webauftritt von Dimitri Gallati. Einfach, schlank und kostengünstig.</text:p>
      <text:p text:style-name="P7"/>
      <text:h text:style-name="P34" text:outline-level="3">Leistungen</text:h>
      <text:list xml:id="list1273993830048042505" text:style-name="WWNum9">
        <text:list-item>
          <text:p text:style-name="P41">Minibranding</text:p>
        </text:list-item>
        <text:list-item>
          <text:p text:style-name="P33">Assets</text:p>
        </text:list-item>
      </text:list>
      <text:h text:style-name="P34" text:outline-level="3">Services</text:h>
      <text:list xml:id="list5324674088248873069" text:style-name="WWNum10">
        <text:list-item>
          <text:p text:style-name="P16"><text:soft-page-break/>UX / UI</text:p>
        </text:list-item>
        <text:list-item>
          <text:p text:style-name="P16">Beratung und Kundenkontakt</text:p>
        </text:list-item>
      </text:list>
      <text:h text:style-name="P36" text:outline-level="4">Agentur: Raise Your Flag, 2019</text:h>
      <text:p text:style-name="P7"/>
      <text:h text:style-name="P21" text:outline-level="3">Ausgangslage</text:h>
      <text:p text:style-name="Standard"><text:change text:change-id="ct140708180759552"/><text:change-start text:change-id="ct140708180771168"/><text:span text:style-name="T3">Die</text:span><text:change-end text:change-id="ct140708180771168"/><text:span text:style-name="T3"> Kommunikationsmittel, wie die Website oder Präsentationen für </text:span><text:span text:style-name="T8">Konferenzen</text:span><text:change-start text:change-id="ct140708180777856"/><text:span text:style-name="T8"> waren nicht kohärent</text:span><text:change-end text:change-id="ct140708180777856"/><text:span text:style-name="T8">, </text:span><text:change-start text:change-id="ct140708180779664"/><text:span text:style-name="T8">welches uns </text:span><text:change-end text:change-id="ct140708180779664"/><text:span text:style-name="T8">veranlasste</text:span><text:change text:change-id="ct140708180780672"/><text:span text:style-name="T8"> alles zu überarbeiten.</text:span><text:change text:change-id="ct140708180781760"/><text:change-start text:change-id="ct140708180781440"/></text:p>
      <text:h text:style-name="P21" text:outline-level="3"><text:change-end text:change-id="ct140708180781440"/>Ziel</text:h>
      <text:p text:style-name="Standard"><text:span text:style-name="T3">Relativ schnell und günstig einen </text:span><text:change-start text:change-id="ct140708180790784"/><office:annotation office:name="__Annotation__517_408216099"><dc:creator>vHYIJuUSED@idethz.onmicrosoft.com</dc:creator><dc:date>2020-10-16T15:34:00</dc:date><loext:sender-initials>v</loext:sender-initials><text:p>Er soll nicht nur professionell wirken, er soll es auch sein</text:p></office:annotation><text:span text:style-name="T3">professionellen </text:span><text:change-end text:change-id="ct140708180790784"/><office:annotation-end office:name="__Annotation__517_408216099"/><text:span text:style-name="T3">Webauftritt zu erstellen</text:span><text:change-start text:change-id="ct140708180785840"/><text:span text:style-name="T3"> </text:span><text:change-end text:change-id="ct140708180785840"/><text:change text:change-id="ct140708180786064"/><text:span text:style-name="T3">und mit mehreren individuellen Wünschen umsetzbar ist.</text:span></text:p>
      <text:p text:style-name="P4"/>
      <text:h text:style-name="P21" text:outline-level="3">Herausforderung</text:h>
      <text:p text:style-name="Standard"><text:span text:style-name="T3">Die drei zum Teil sehr unterschiedliche</text:span><text:change-start text:change-id="ct140708180789376"/><text:span text:style-name="T3">n</text:span><text:change-end text:change-id="ct140708180789376"/><text:span text:style-name="T3"> </text:span><text:change text:change-id="ct140708180790464"/><text:change-start text:change-id="ct140708180792560"/><text:span text:style-name="T3">Tätigkeiten</text:span><text:change-end text:change-id="ct140708180792560"/><text:change-start text:change-id="ct140708180793632"/><text:span text:style-name="T3">,</text:span><text:change-end text:change-id="ct140708180793632"/><text:change text:change-id="ct140708180793936"/><text:span text:style-name="T3"> </text:span><office:annotation office:name="__Annotation__535_408216099"><dc:creator>vHYIJuUSED@idethz.onmicrosoft.com</dc:creator><dc:date>2020-10-16T15:35:00</dc:date><loext:sender-initials>v</loext:sender-initials><text:p>Ich zähle hier 4 und nicht 3?</text:p></office:annotation><text:span text:style-name="T3">Psychotherapie, Business Coaching</text:span><text:change text:change-id="ct140708180794256"/><text:span text:style-name="T3">sowie </text:span><text:change text:change-id="ct140708180795232"/><text:span text:style-name="T3">Talentförderung</text:span><office:annotation-end office:name="__Annotation__535_408216099"/><text:change-start text:change-id="ct140708180801104"/><text:span text:style-name="T3">, </text:span><text:change-end text:change-id="ct140708180801104"/><text:change text:change-id="ct140708179737568"/><text:span text:style-name="T3">visuell unter eine</text:span><text:change-start text:change-id="ct140708179984592"/><text:span text:style-name="T3">n</text:span><text:change-end text:change-id="ct140708179984592"/><text:change text:change-id="ct140708179985552"/><text:span text:style-name="T3"> Hut kriegen</text:span><text:change-start text:change-id="ct140708179994688"/><text:span text:style-name="T3"> mit begrenztem Budget, <text:s/></text:span><text:change-end text:change-id="ct140708179994688"/><text:change text:change-id="ct140708179994912"/><text:span text:style-name="T3">welches nicht viel Spielraum in der Umsetzung ermöglicht. </text:span></text:p>
      <text:p text:style-name="P7"/>
      <text:h text:style-name="P21" text:outline-level="3">Lösung</text:h>
      <text:p text:style-name="Standard"><text:change-start text:change-id="ct140708180795584"/><text:span text:style-name="T3">Der grösste Teil der Kosten </text:span><text:change-end text:change-id="ct140708180795584"/><text:change text:change-id="ct140708180782304"/><text:change-start text:change-id="ct140708180001392"/><office:annotation office:name="__Annotation__550_408216099"><dc:creator>vHYIJuUSED@idethz.onmicrosoft.com</dc:creator><dc:date>2020-10-16T15:36:00</dc:date><loext:sender-initials>v</loext:sender-initials><text:p>Ihr habt es ja gemacht, deshalb hier eher konnte anstatt sollte?</text:p></office:annotation><text:span text:style-name="T23">sollte</text:span><text:change-end text:change-id="ct140708180001392"/><text:change-start text:change-id="ct140708180003408"/><text:span text:style-name="T3"> </text:span><text:change-end text:change-id="ct140708180003408"/><office:annotation-end office:name="__Annotation__550_408216099"/><text:change-start text:change-id="ct140708179992560"/><text:span text:style-name="T3">d</text:span><text:change-end text:change-id="ct140708179992560"/><text:change text:change-id="ct140708179992144"/><text:span text:style-name="T3">urch die </text:span><text:change text:change-id="ct140708180006928"/><text:change-start text:change-id="ct140708180005920"/><text:span text:style-name="T3">Reduktion</text:span><text:change-end text:change-id="ct140708180005920"/><text:span text:style-name="T3"> der Aufwände in der Entwicklung</text:span><text:change-start text:change-id="ct140708180004304"/><text:span text:style-name="T3"> </text:span><text:change-end text:change-id="ct140708180004304"/><text:change text:change-id="ct140708180003632"/><text:span text:style-name="T3">gespart werden. Aus diesem Grund wurden nur wenige</text:span><text:change-start text:change-id="ct140708180013296"/><text:span text:style-name="T3">, </text:span><text:change-end text:change-id="ct140708180013296"/><text:change text:change-id="ct140708180012880"/><text:span text:style-name="T3">sehr einfach</text:span><text:change text:change-id="ct140708180014496"/><text:span text:style-name="T3"> </text:span><text:change-start text:change-id="ct140708180016096"/><text:span text:style-name="T23">modulierbare </text:span><text:change-end text:change-id="ct140708180016096"/><text:span text:style-name="T3">Templates </text:span><text:span text:style-name="T8">gestaltet</text:span><text:change-start text:change-id="ct140708180018656"/><text:span text:style-name="T8">,</text:span><text:change-end text:change-id="ct140708180018656"/><text:change text:change-id="ct140708180018880"/><text:span text:style-name="T3"> Die </text:span><text:change text:change-id="ct140708180019680"/><text:change-start text:change-id="ct140708180020544"/><text:span text:style-name="T3">Unterschiede</text:span><text:change-end text:change-id="ct140708180020544"/><text:span text:style-name="T3"> zwischen den Templates werden vor allem mit den vordefinierten Farben und Farbgruppen ersichtlich. </text:span><text:change-start text:change-id="ct140708179995136"/></text:p>
      <text:p text:style-name="P4"><text:change-end text:change-id="ct140708179995136"/></text:p>
      <text:h text:style-name="P18" text:outline-level="3"><office:annotation office:name="__Annotation__571_408216099"><dc:creator>vHYIJuUSED@idethz.onmicrosoft.com</dc:creator><dc:date>2020-10-16T15:37:00</dc:date><loext:sender-initials>v</loext:sender-initials><text:p>Wo ist hier der unterschied? Zweisprachig wären beide sprachen untereinander?</text:p></office:annotation><text:span text:style-name="T30">Spezielle Punkte</text:span><office:annotation-end office:name="__Annotation__571_408216099"/></text:h>
      <text:p text:style-name="Standard"><text:change-start text:change-id="ct140708180794768"/><office:annotation office:name="__Annotation__599_408216099"><dc:creator>vHYIJuUSED@idethz.onmicrosoft.com</dc:creator><dc:date>2020-10-16T15:40:00</dc:date><loext:sender-initials>v</loext:sender-initials><text:p>Verstehe allgemein die ganze aussage dieses abschnittes nicht, ein grafiker ja vielleicht schon</text:p></office:annotation><text:span text:style-name="T3">Aus Kostengründen wurde darauf verzichtet </text:span><text:change-end text:change-id="ct140708180794768"/><text:change text:change-id="ct140708180830672"/><text:change text:change-id="ct140708180814848"/><text:change text:change-id="ct140708180814624"/><office:annotation office:name="__Annotation__580_408216099"><dc:creator>vHYIJuUSED@idethz.onmicrosoft.com</dc:creator><dc:date>2020-10-16T15:38:00</dc:date><loext:sender-initials>v</loext:sender-initials><text:p>Würde das nicht jedes mal mega in den vordergrund stellen, sonst klingt es nach rappenzählerei</text:p></office:annotation><text:span text:style-name="T3">eine zweisprachige Seite </text:span><office:annotation-end office:name="__Annotation__580_408216099"/><text:change-start text:change-id="ct140708180011504"/><text:span text:style-name="T3">mit übersetzten Texten. </text:span><text:change-end text:change-id="ct140708180011504"/><text:change text:change-id="ct140708179831504"/><text:change-start text:change-id="ct140708179986304"/><text:span text:style-name="T3">A</text:span><text:change-end text:change-id="ct140708179986304"/><text:change text:change-id="ct140708179959056"/><text:span text:style-name="T3">n Stelle eine</text:span><text:change-start text:change-id="ct140708180011984"/><text:span text:style-name="T3">s</text:span><text:change-end text:change-id="ct140708180011984"/><text:change text:change-id="ct140708179985968"/><text:span text:style-name="T3"> </text:span><office:annotation office:name="__Annotation__593_408216099"><dc:creator>vHYIJuUSED@idethz.onmicrosoft.com</dc:creator><dc:date>2020-10-16T15:40:00</dc:date><loext:sender-initials>v</loext:sender-initials><text:p>?? Toggl? Check ich nicht</text:p></office:annotation><text:span text:style-name="T3">Toggle </text:span><office:annotation-end office:name="__Annotation__593_408216099"/><text:change text:change-id="ct140708180000096"/><text:change-start text:change-id="ct140708180024080"/><text:span text:style-name="T3">wurde daher </text:span><text:change-end text:change-id="ct140708180024080"/><text:span text:style-name="T3">ein simpler Button mit dem Bemerk, dass alles auch in Englisch angeboten wird, erstellt.</text:span><office:annotation-end office:name="__Annotation__599_408216099"/></text:p>
      <text:p text:style-name="P4"><text:change-start text:change-id="ct140708180004992"/></text:p>
      <text:p text:style-name="P6"><text:change-end text:change-id="ct140708180004992"/><text:change-start text:change-id="ct140708180805040"/><text:span text:style-name="T32">Aus Kostengründen wurde auf </text:span><text:change-end text:change-id="ct140708180805040"/><text:change-start text:change-id="ct140708179472192"/><text:span text:style-name="T32">eine zweisprachige Seite verzichtet. Somit </text:span>wurde ein simpler Butt<text:span text:style-name="T31">o</text:span>n erstellt, welcher ein Dropdown öffnet mit der Mitteilung, dass alle Dienstleistungen auf Englisch angeboten werden.</text:p>
      <text:p text:style-name="P5"><text:change-end text:change-id="ct140708179472192"/></text:p>
      <text:p text:style-name="Standard"><office:annotation office:name="__Annotation__625_408216099"><dc:creator>vHYIJuUSED@idethz.onmicrosoft.com</dc:creator><dc:date>2020-10-16T15:43:00</dc:date><loext:sender-initials>v</loext:sender-initials><text:p>Auch hier...irgendwie nicht so klar verständlich für mich. Ganzer abschnitt spezielle punkte..</text:p></office:annotation><text:span text:style-name="T3">Die </text:span><office:annotation office:name="__Annotation__605_408216099"><dc:creator>vHYIJuUSED@idethz.onmicrosoft.com</dc:creator><dc:date>2020-10-16T15:42:00</dc:date><loext:sender-initials>v</loext:sender-initials><text:p>Wieso ist die motivationslandschaft ein zentraler punkt und was hat das mit den symbolen zu tun? </text:p></office:annotation><text:span text:style-name="T3">Motivationslandschaft ist ein zentraler Punkt </text:span><office:annotation-end office:name="__Annotation__605_408216099"/><text:span text:style-name="T3">von Dimitri Gallatis Dienstleistung</text:span><text:change-start text:change-id="ct140708179953712"/><text:span text:style-name="T3">en</text:span><text:change-end text:change-id="ct140708179953712"/><text:span text:style-name="T3"> als Business Coach. Um an Business Talks richtig überzeugen zu können, wurde eine eigene Welt mit Symbolen aufgebaut. Seine Präsentationen, beispielsweise </text:span><office:annotation office:name="__Annotation__616_408216099"><dc:creator>vHYIJuUSED@idethz.onmicrosoft.com</dc:creator><dc:date>2020-10-16T15:43:00</dc:date><loext:sender-initials>v</loext:sender-initials><text:p>Ist das wichtig?</text:p></office:annotation><text:span text:style-name="T3">für die Speakers Night der Business Schmiede</text:span><office:annotation-end office:name="__Annotation__616_408216099"/><text:span text:style-name="T3">, wurde</text:span><text:change-start text:change-id="ct140708180032128"/><text:span text:style-name="T3">n</text:span><text:change-end text:change-id="ct140708180032128"/><text:span text:style-name="T3"> speziell für ihn im Keynote erstellt</text:span><text:change-start text:change-id="ct140708180035664"/><text:span text:style-name="T3">.</text:span><text:change-end text:change-id="ct140708180035664"/><text:change text:change-id="ct140708180035888"/><office:annotation-end office:name="__Annotation__625_408216099"/></text:p>
      <text:p text:style-name="P4"/>
      <text:p text:style-name="P20">Ergebnis</text:p>
      <text:p text:style-name="P11">XX</text:p>
      <text:p text:style-name="P7"><text:line-break/><text:line-break/></text:p>
      <text:h text:style-name="P19" text:outline-level="1">Multimedia </text:h>
      <text:p text:style-name="Standard"><text:span text:style-name="T3">Weitere Projekte, welche zum Teil in meiner Weiterbildung </text:span><text:change text:change-id="ct140708180860416"/><text:span text:style-name="T3">und zum Teil in der Freizeit</text:span><text:change-start text:change-id="ct140708180839168"/><text:span text:style-name="T3"> entstanden sind</text:span><text:change-end text:change-id="ct140708180839168"/><text:span text:style-name="T3">. Jedes mit einem anderen Schwerpunkt auf ein Programm oder Medium. </text:span></text:p>
      <text:p text:style-name="P7"><text:soft-page-break/><text:line-break/><text:line-break/><text:line-break/><text:line-break/><text:line-break/><text:line-break/><text:line-break/></text:p>
      <text:h text:style-name="P19" text:outline-level="1">About</text:h>
      <text:p text:style-name="P11">Leidenschaftlich Digital</text:p>
      <text:p text:style-name="P4"/>
      <text:p text:style-name="Standard"><text:span text:style-name="T3">In der digitalen Welt ist immer </text:span><text:change text:change-id="ct140708180043168"/><text:change-start text:change-id="ct140708180042832"/><text:span text:style-name="T25">etwas</text:span><text:change-end text:change-id="ct140708180042832"/><text:span text:style-name="T3"> los. Sei es mit neuen Tools, Medien oder Technologien. Deshalb ist es mir </text:span><text:change text:change-id="ct140708180042496"/><text:span text:style-name="T3">wichtig immer </text:span><text:change text:change-id="ct140708180042160"/><text:change-start text:change-id="ct140708180041568"/><text:span text:style-name="T3">etwas </text:span><text:change-end text:change-id="ct140708180041568"/><text:change text:change-id="ct140708180038416"/><text:change-start text:change-id="ct140708180037744"/><text:span text:style-name="T3">Neues</text:span><text:change-end text:change-id="ct140708180037744"/><text:span text:style-name="T3"> zu lernen und nicht auf der Stelle zu </text:span><text:change text:change-id="ct140708180037072"/><text:change-start text:change-id="ct140708180034912"/><text:span text:style-name="T3">treten</text:span><text:change-end text:change-id="ct140708180034912"/><text:span text:style-name="T3">. Somit habe ich den Entschluss gefasst die HF-Weiterbildung Interaction Design </text:span><text:change-start text:change-id="ct140708180028192"/><text:span text:style-name="T3">a</text:span><text:change-end text:change-id="ct140708180028192"/><text:change text:change-id="ct140708180048896"/><text:span text:style-name="T3">n der Schule für Gestaltung Basel zu besuchen. </text:span></text:p>
      <text:p text:style-name="P4"/>
      <text:p text:style-name="Standard"><text:span text:style-name="T3">Neues zu lernen bedeutet auch Experimente zu starten. Dabei experimentiere ich gerne im </text:span><text:change text:change-id="ct140708180037408"/><text:change-start text:change-id="ct140708179862176"/><text:span text:style-name="T3">Bereich</text:span><text:change-end text:change-id="ct140708179862176"/><text:span text:style-name="T3"> Design und Digital; </text:span><text:change-start text:change-id="ct140708180035136"/><text:span text:style-name="T3">So hab</text:span><text:change-end text:change-id="ct140708180035136"/><text:change-start text:change-id="ct140708180049728"/><text:span text:style-name="T3">e ich bereits versucht</text:span><text:change-end text:change-id="ct140708180049728"/><text:change text:change-id="ct140708180036432"/><text:change text:change-id="ct140708180036160"/><text:span text:style-name="T3"> meine eigenen Android ROMs zu modifizieren oder das ewige Leiden eines Designer</text:span><text:change-start text:change-id="ct140708180052048"/><text:span text:style-name="T3">s</text:span><text:change-end text:change-id="ct140708180052048"/><text:span text:style-name="T3">, das eigene Portfolio. </text:span></text:p>
      <text:p text:style-name="P4"/>
      <text:p text:style-name="Standard"><text:span text:style-name="T3">Nebst der digitalen Welt bewege ich mich auch in der </text:span><text:change text:change-id="ct140708179858224"/><text:change-start text:change-id="ct140708180061952"/><office:annotation office:name="__Annotation__675_408216099"><dc:creator>vHYIJuUSED@idethz.onmicrosoft.com</dc:creator><dc:date>2020-10-16T15:46:00</dc:date><loext:sender-initials>v</loext:sender-initials><text:p>Find ich nicht so elegant, habe aber gerade keinen anderen vorschlag</text:p></office:annotation><text:span text:style-name="T24">analogen Welt</text:span><text:change-end text:change-id="ct140708180061952"/><office:annotation-end office:name="__Annotation__675_408216099"/><text:span text:style-name="T3">. Auf dem Rennvelo mit oder ohne Packtaschen, in der Wildnis am Campieren oder </text:span><text:change text:change-id="ct140708180062176"/><text:change text:change-id="ct140708179484736"/><text:change text:change-id="ct140708180840752"/><text:change-start text:change-id="ct140708180051376"/><text:span text:style-name="T24">einfach in der Hängematte</text:span><text:change-end text:change-id="ct140708180051376"/><text:change-start text:change-id="ct140708180055520"/><text:span text:style-name="T24">.</text:span><text:change-end text:change-id="ct140708180055520"/></text:p>
      <text:p text:style-name="P4"/>
      <text:p text:style-name="Standard"><text:change text:change-id="ct1407081807999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CH"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de" fo:country="CH"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style:font-name="Times New Roman" fo:font-family="'Times New Roman'" style:font-family-generic="roman" style:font-pitch="variable" fo:font-size="24pt" fo:language="de" fo:country="CH" fo:font-weight="bold" style:letter-kerning="true" style:font-name-asian="Times New Roman1" style:font-family-asian="'Times New Roman'" style:font-family-generic-asian="system" style:font-pitch-asian="variable" style:font-size-asian="24pt" style:language-asian="de" style:country-asian="DE"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New Roman" fo:font-family="'Times New Roman'" style:font-family-generic="roman" style:font-pitch="variable" fo:font-size="13.5pt" fo:language="de" fo:country="CH" fo:font-weight="bold" style:font-name-asian="Times New Roman1" style:font-family-asian="'Times New Roman'" style:font-family-generic-asian="system" style:font-pitch-asian="variable" style:font-size-asian="13.5pt" style:language-asian="de" style:country-asian="DE"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494cm" fo:margin-bottom="0.494cm" loext:contextual-spacing="false"/>
      <style:text-properties style:font-name="Times New Roman" fo:font-family="'Times New Roman'" style:font-family-generic="roman" style:font-pitch="variable" fo:language="de" fo:country="CH"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de" fo:country="CH"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Times New Roman" fo:font-family="'Times New Roman'" style:font-family-generic="roman" style:font-pitch="variable" fo:font-size="24pt" fo:language="de" fo:country="CH" fo:font-weight="bold" style:letter-kerning="true" style:font-name-asian="Times New Roman1" style:font-family-asian="'Times New Roman'" style:font-family-generic-asian="system" style:font-pitch-asian="variable" style:font-size-asian="24pt" style:language-asian="de" style:country-asian="DE" style:font-weight-asian="bold" style:font-name-complex="Times New Roman1" style:font-family-complex="'Times New Roman'" style:font-family-generic-complex="system" style:font-pitch-complex="variable" style:font-size-complex="24pt" style:font-weight-complex="bold"/>
    </style:style>
    <style:style style:name="Überschrift_20_3_20_Zchn" style:display-name="Überschrift 3 Zchn" style:family="text" style:parent-style-name="Default_20_Paragraph_20_Font">
      <style:text-properties style:font-name="Times New Roman" fo:font-family="'Times New Roman'" style:font-family-generic="roman" style:font-pitch="variable" fo:font-size="13.5pt" fo:language="de" fo:country="CH" fo:font-weight="bold" style:font-name-asian="Times New Roman1" style:font-family-asian="'Times New Roman'" style:font-family-generic-asian="system" style:font-pitch-asian="variable" style:font-size-asian="13.5pt" style:language-asian="de" style:country-asian="DE" style:font-weight-asian="bold" style:font-name-complex="Times New Roman1" style:font-family-complex="'Times New Roman'" style:font-family-generic-complex="system" style:font-pitch-complex="variable" style:font-size-complex="13.5pt" style:font-weight-complex="bold"/>
    </style:style>
    <style:style style:name="Überschrift_20_4_20_Zchn" style:display-name="Überschrift 4 Zchn" style:family="text" style:parent-style-name="Default_20_Paragraph_20_Font">
      <style:text-properties style:font-name="Times New Roman" fo:font-family="'Times New Roman'" style:font-family-generic="roman" style:font-pitch="variable" fo:language="de" fo:country="CH"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weight-complex="bold"/>
    </style:style>
    <style:style style:name="Sprechblasentext_20_Zchn" style:display-name="Sprechblasentext Zchn"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ListLabel_20_1" style:display-name="ListLabel 1" style:family="text">
      <style:text-properties style:font-name="Arial" fo:font-family="Arial" style:font-family-generic="roman" style:font-pitch="variable" fo:font-size="11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1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1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1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11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rial" fo:font-family="Arial" style:font-family-generic="roman" style:font-pitch="variable" fo:font-size="11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rial" fo:font-family="Arial" style:font-family-generic="roman" style:font-pitch="variable" fo:font-size="11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rial" fo:font-family="Arial" style:font-family-generic="roman" style:font-pitch="variable" fo:font-size="11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roman" style:font-pitch="variable" fo:font-size="11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rial" fo:font-family="Arial" style:font-family-generic="roman" style:font-pitch="variable" fo:font-size="11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HYIJuUSED@idethz.onmicrosoft.com</meta:initial-creator>
    <meta:editing-cycles>17</meta:editing-cycles>
    <meta:creation-date>2020-10-16T12:54:00</meta:creation-date>
    <dc:date>2020-10-16T20:42:27.381427000</dc:date>
    <meta:editing-duration>PT37M10S</meta:editing-duration>
    <meta:generator>LibreOffice/5.1.6.2$MacOSX_X86_64 LibreOffice_project/07ac168c60a517dba0f0d7bc7540f5afa45f0909</meta:generator>
    <meta:document-statistic meta:table-count="0" meta:image-count="0" meta:object-count="0" meta:page-count="8" meta:paragraph-count="151" meta:word-count="1627" meta:character-count="11558" meta:non-whitespace-character-count="100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